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P11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5_1" style:family="text"/>
    <style:style style:name="T115_2" style:family="text"/>
    <style:style style:name="P11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P11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P12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P12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P12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P12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P12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P12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P12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P12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P13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P13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P13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P13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5_1" style:family="text"/>
    <style:style style:name="P13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P13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P13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P14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P14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P14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</office:automatic-styles>
  <office:body>
    <office:text>
      <text:p text:style-name="P1"><text:bookmark-start text:name="h.xqmghakkbm0r"/><text:bookmark-end text:name="h.xqmghakkbm0r"/><text:span text:style-name="T1_1">Outline</text:span><text:span text:style-name="T1_2">:<text:s/></text:span><text:span text:style-name="T1_3">Dreams</text:span><text:span text:style-name="T1_4"><text:s/></text:span><text:span text:style-name="T1_5">and</text:span><text:span text:style-name="T1_6"><text:s/></text:span><text:span text:style-name="T1_7">fears</text:span><text:span text:style-name="T1_8"><text:s/></text:span><text:span text:style-name="T1_9">of</text:span><text:span text:style-name="T1_10"><text:s/></text:span><text:span text:style-name="T1_11">a</text:span><text:span text:style-name="T1_12"><text:s/></text:span><text:span text:style-name="T1_13">database</text:span><text:span text:style-name="T1_14"><text:s/></text:span><text:span text:style-name="T1_15">consultant</text:span></text:p>
      <text:p text:style-name="P2"><text:span text:style-name="T2_1">Author</text:span><text:span text:style-name="T2_2">:<text:s/></text:span><text:span text:style-name="T2_3">Henrik</text:span><text:span text:style-name="T2_4"><text:s/></text:span><text:span text:style-name="T2_5">Ingo</text:span></text:p>
      <text:p text:style-name="P3"/>
      <text:p text:style-name="P4"><text:span text:style-name="T4_1">I</text:span><text:span text:style-name="T4_2"><text:s/></text:span><text:span text:style-name="T4_3">will</text:span><text:span text:style-name="T4_4"><text:s/></text:span><text:span text:style-name="T4_5">be</text:span><text:span text:style-name="T4_6"><text:s/></text:span><text:span text:style-name="T4_7">presenting</text:span><text:span text:style-name="T4_8"><text:s/></text:span><text:span text:style-name="T4_9">a</text:span><text:span text:style-name="T4_10"><text:s/></text:span><text:span text:style-name="T4_11">talk</text:span><text:span text:style-name="T4_12"><text:s/></text:span><text:span text:style-name="T4_13">with</text:span><text:span text:style-name="T4_14"><text:s/></text:span><text:span text:style-name="T4_15">above</text:span><text:span text:style-name="T4_16"><text:s/></text:span><text:span text:style-name="T4_17">title</text:span><text:span text:style-name="T4_18"><text:s/></text:span><text:span text:style-name="T4_19">at</text:span><text:span text:style-name="T4_20"><text:s/></text:span><text:span text:style-name="T4_21">the</text:span><text:span text:style-name="T4_22"><text:s/></text:span><text:span text:style-name="T4_23">engineering</text:span><text:span text:style-name="T4_24"><text:s/></text:span><text:span text:style-name="T4_25">offsite</text:span><text:span text:style-name="T4_26"><text:s/></text:span><text:span text:style-name="T4_27">on</text:span><text:span text:style-name="T4_28"><text:s/></text:span><text:span text:style-name="T4_29">May</text:span><text:span text:style-name="T4_30"><text:s/>13</text:span><text:span text:style-name="T4_31">th</text:span><text:span text:style-name="T4_32">.<text:s/></text:span><text:span text:style-name="T4_33">The</text:span><text:span text:style-name="T4_34"><text:s/></text:span><text:span text:style-name="T4_35">point</text:span><text:span text:style-name="T4_36"><text:s/></text:span><text:span text:style-name="T4_37">is</text:span><text:span text:style-name="T4_38"><text:s/></text:span><text:span text:style-name="T4_39">to</text:span><text:span text:style-name="T4_40"><text:s/></text:span><text:span text:style-name="T4_41">enlighten</text:span><text:span text:style-name="T4_42"><text:s/></text:span><text:span text:style-name="T4_43">the</text:span><text:span text:style-name="T4_44"><text:s/></text:span><text:span text:style-name="T4_45">MongoDB</text:span><text:span text:style-name="T4_46"><text:s/></text:span><text:span text:style-name="T4_47">engineering</text:span><text:span text:style-name="T4_48"><text:s/></text:span><text:span text:style-name="T4_49">with</text:span><text:span text:style-name="T4_50"><text:s/></text:span><text:span text:style-name="T4_51">a</text:span><text:span text:style-name="T4_52"><text:s/></text:span><text:span text:style-name="T4_53">field</text:span><text:span text:style-name="T4_54"><text:s/></text:span><text:span text:style-name="T4_55">point</text:span><text:span text:style-name="T4_56"><text:s/></text:span><text:span text:style-name="T4_57">of</text:span><text:span text:style-name="T4_58"><text:s/></text:span><text:span text:style-name="T4_59">view</text:span><text:span text:style-name="T4_60">,<text:s/></text:span><text:span text:style-name="T4_61">to</text:span><text:span text:style-name="T4_62"><text:s/></text:span><text:span text:style-name="T4_63">help</text:span><text:span text:style-name="T4_64"><text:s/></text:span><text:span text:style-name="T4_65">them</text:span><text:span text:style-name="T4_66"><text:s/></text:span><text:span text:style-name="T4_67">appreciate</text:span><text:span text:style-name="T4_68"><text:s/></text:span><text:span text:style-name="T4_69">which</text:span><text:span text:style-name="T4_70"><text:s/></text:span><text:span text:style-name="T4_71">features</text:span><text:span text:style-name="T4_72"><text:s/></text:span><text:span text:style-name="T4_73">are</text:span><text:span text:style-name="T4_74"><text:s/></text:span><text:span text:style-name="T4_75">important</text:span><text:span text:style-name="T4_76"><text:s/></text:span><text:span text:style-name="T4_77">in</text:span><text:span text:style-name="T4_78"><text:s/></text:span><text:span text:style-name="T4_79">a</text:span><text:span text:style-name="T4_80"><text:s/></text:span><text:span text:style-name="T4_81">database</text:span><text:span text:style-name="T4_82"><text:s/></text:span><text:span text:style-name="T4_83">like</text:span><text:span text:style-name="T4_84"><text:s/></text:span><text:span text:style-name="T4_85">MongoDB</text:span><text:span text:style-name="T4_86">.</text:span></text:p>
      <text:p text:style-name="P5"/>
      <text:p text:style-name="P6"><text:span text:style-name="T6_1">Comments</text:span><text:span text:style-name="T6_2"><text:s/></text:span><text:span text:style-name="T6_3">from</text:span><text:span text:style-name="T6_4"><text:s/></text:span><text:span text:style-name="T6_5">SAs</text:span><text:span text:style-name="T6_6">,<text:s/></text:span><text:span text:style-name="T6_7">CEs</text:span><text:span text:style-name="T6_8"><text:s/></text:span><text:span text:style-name="T6_9">and</text:span><text:span text:style-name="T6_10"><text:s/></text:span><text:span text:style-name="T6_11">TSEs</text:span><text:span text:style-name="T6_12"><text:s/></text:span><text:span text:style-name="T6_13">are</text:span><text:span text:style-name="T6_14"><text:s/></text:span><text:span text:style-name="T6_15">welcome</text:span><text:span text:style-name="T6_16"><text:s/></text:span><text:span text:style-name="T6_17">until</text:span><text:span text:style-name="T6_18"><text:s/></text:span><text:span text:style-name="T6_19">end</text:span><text:span text:style-name="T6_20"><text:s/></text:span><text:span text:style-name="T6_21">of</text:span><text:span text:style-name="T6_22"><text:s/></text:span><text:span text:style-name="T6_23">Thursday</text:span><text:span text:style-name="T6_24">,<text:s/></text:span><text:span text:style-name="T6_25">May</text:span><text:span text:style-name="T6_26"><text:s/>4</text:span><text:span text:style-name="T6_27">.<text:s/></text:span><text:span text:style-name="T6_28">I</text:span><text:span text:style-name="T6_29">'</text:span><text:span text:style-name="T6_30">d</text:span><text:span text:style-name="T6_31"><text:s/></text:span><text:span text:style-name="T6_32">like</text:span><text:span text:style-name="T6_33"><text:s/></text:span><text:span text:style-name="T6_34">to</text:span><text:span text:style-name="T6_35"><text:s/></text:span><text:span text:style-name="T6_36">aggregate</text:span><text:span text:style-name="T6_37"><text:s/></text:span><text:span text:style-name="T6_38">input</text:span><text:span text:style-name="T6_39"><text:s/></text:span><text:span text:style-name="T6_40">from</text:span><text:span text:style-name="T6_41"><text:s/></text:span><text:span text:style-name="T6_42">the</text:span><text:span text:style-name="T6_43"><text:s/></text:span><text:span text:style-name="T6_44">field</text:span><text:span text:style-name="T6_45"><text:s/></text:span><text:span text:style-name="T6_46">team</text:span><text:span text:style-name="T6_47"><text:s/></text:span><text:span text:style-name="T6_48">so</text:span><text:span text:style-name="T6_49"><text:s/></text:span><text:span text:style-name="T6_50">that</text:span><text:span text:style-name="T6_51"><text:s/></text:span><text:span text:style-name="T6_52">this</text:span><text:span text:style-name="T6_53"><text:s/></text:span><text:span text:style-name="T6_54">could</text:span><text:span text:style-name="T6_55"><text:s/></text:span><text:span text:style-name="T6_56">reflect</text:span><text:span text:style-name="T6_57"><text:s/></text:span><text:span text:style-name="T6_58">a</text:span><text:span text:style-name="T6_59"><text:s/></text:span><text:span text:style-name="T6_60">bit</text:span><text:span text:style-name="T6_61"><text:s/></text:span><text:span text:style-name="T6_62">more</text:span><text:span text:style-name="T6_63"><text:s/></text:span><text:span text:style-name="T6_64">than</text:span><text:span text:style-name="T6_65"><text:s/></text:span><text:span text:style-name="T6_66">my</text:span><text:span text:style-name="T6_67"><text:s/></text:span><text:span text:style-name="T6_68">own</text:span><text:span text:style-name="T6_69"><text:s/></text:span><text:span text:style-name="T6_70">opinion</text:span><text:span text:style-name="T6_71">.<text:s/></text:span></text:p>
      <text:p text:style-name="P7"/>
      <text:p text:style-name="P8"><text:span text:style-name="T8_1">(</text:span><text:span text:style-name="T8_2">I</text:span><text:span text:style-name="T8_3">'</text:span><text:span text:style-name="T8_4">ll</text:span><text:span text:style-name="T8_5"><text:s/></text:span><text:span text:style-name="T8_6">build</text:span><text:span text:style-name="T8_7"><text:s/></text:span><text:span text:style-name="T8_8">an</text:span><text:span text:style-name="T8_9"><text:s/></text:span><text:span text:style-name="T8_10">impress</text:span><text:span text:style-name="T8_11">.</text:span><text:span text:style-name="T8_12">js</text:span><text:span text:style-name="T8_13"><text:s/></text:span><text:span text:style-name="T8_14">slide</text:span><text:span text:style-name="T8_15"><text:s/></text:span><text:span text:style-name="T8_16">deck</text:span><text:span text:style-name="T8_17"><text:s/></text:span><text:span text:style-name="T8_18">out</text:span><text:span text:style-name="T8_19"><text:s/></text:span><text:span text:style-name="T8_20">of</text:span><text:span text:style-name="T8_21"><text:s/></text:span><text:span text:style-name="T8_22">this</text:span><text:span text:style-name="T8_23"><text:s/></text:span><text:span text:style-name="T8_24">outline</text:span><text:span text:style-name="T8_25"><text:s/></text:span><text:span text:style-name="T8_26">later</text:span><text:span text:style-name="T8_27">.)</text:span></text:p>
      <text:p text:style-name="P9"/>
      <text:list text:style-name="LS1" xml:id="list0">
        <text:list-item>
          <text:p text:style-name="P10"><text:span text:style-name="T10_1">Title</text:span><text:span text:style-name="T10_2"><text:s/></text:span><text:span text:style-name="T10_3">slide</text:span></text:p>
          <text:list>
            <text:list-item>
              <text:p text:style-name="P11"><text:span text:style-name="T11_1">About</text:span><text:span text:style-name="T11_2"><text:s/></text:span><text:span text:style-name="T11_3">me</text:span></text:p>
            </text:list-item>
          </text:list>
        </text:list-item>
        <text:list-item>
          <text:p text:style-name="P12"><text:span text:style-name="T12_1">People</text:span></text:p>
          <text:list>
            <text:list-item>
              <text:p text:style-name="P13"><text:span text:style-name="T13_1">The</text:span><text:span text:style-name="T13_2"><text:s/></text:span><text:span text:style-name="T13_3">field</text:span><text:span text:style-name="T13_4"><text:s/></text:span><text:span text:style-name="T13_5">team</text:span></text:p>
              <text:list>
                <text:list-item>
                  <text:p text:style-name="P14"><text:span text:style-name="T14_1">Solution</text:span><text:span text:style-name="T14_2"><text:s/></text:span><text:span text:style-name="T14_3">Architects</text:span></text:p>
                </text:list-item>
                <text:list-item>
                  <text:p text:style-name="P15"><text:span text:style-name="T15_1">Consulting</text:span><text:span text:style-name="T15_2"><text:s/></text:span><text:span text:style-name="T15_3">Engineers</text:span></text:p>
                </text:list-item>
                <text:list-item>
                  <text:p text:style-name="P16"><text:span text:style-name="T16_1">Technical</text:span><text:span text:style-name="T16_2"><text:s/></text:span><text:span text:style-name="T16_3">Services</text:span><text:span text:style-name="T16_4"><text:s/></text:span><text:span text:style-name="T16_5">Engineers</text:span></text:p>
                </text:list-item>
              </text:list>
            </text:list-item>
          </text:list>
        </text:list-item>
        <text:list-item>
          <text:p text:style-name="P17"><text:span text:style-name="T17_1">Solution</text:span><text:span text:style-name="T17_2"><text:s/></text:span><text:span text:style-name="T17_3">Architect</text:span></text:p>
          <text:list>
            <text:list-item>
              <text:p text:style-name="P18"><text:span text:style-name="T18_1">aka</text:span><text:span text:style-name="T18_2"><text:s/></text:span><text:span text:style-name="T18_3">Pre</text:span><text:span text:style-name="T18_4">-</text:span><text:span text:style-name="T18_5">Sales</text:span><text:span text:style-name="T18_6"><text:s/></text:span><text:span text:style-name="T18_7">Consultant</text:span></text:p>
            </text:list-item>
            <text:list-item>
              <text:p text:style-name="P19"><text:span text:style-name="T19_1">What</text:span><text:span text:style-name="T19_2"><text:s/></text:span><text:span text:style-name="T19_3">we</text:span><text:span text:style-name="T19_4"><text:s/></text:span><text:span text:style-name="T19_5">do</text:span></text:p>
              <text:list>
                <text:list-item>
                  <text:p text:style-name="P20"><text:span text:style-name="T20_1">Attend</text:span><text:span text:style-name="T20_2"><text:s/></text:span><text:span text:style-name="T20_3">sales</text:span><text:span text:style-name="T20_4"><text:s/></text:span><text:span text:style-name="T20_5">calls</text:span><text:span text:style-name="T20_6"><text:s/></text:span><text:span text:style-name="T20_7">and</text:span><text:span text:style-name="T20_8"><text:s/></text:span><text:span text:style-name="T20_9">meetings</text:span></text:p>
                </text:list-item>
                <text:list-item>
                  <text:p text:style-name="P21"><text:span text:style-name="T21_1">Help</text:span><text:span text:style-name="T21_2"><text:s/></text:span><text:span text:style-name="T21_3">prospect</text:span><text:span text:style-name="T21_4"><text:s/></text:span><text:span text:style-name="T21_5">evaluate</text:span><text:span text:style-name="T21_6"><text:s/></text:span><text:span text:style-name="T21_7">MongoDB</text:span><text:span text:style-name="T21_8">,<text:s/></text:span><text:span text:style-name="T21_9">until</text:span><text:span text:style-name="T21_10"><text:s/></text:span><text:span text:style-name="T21_11">the</text:span><text:span text:style-name="T21_12"><text:s/></text:span><text:span text:style-name="T21_13">point</text:span><text:span text:style-name="T21_14"><text:s/></text:span><text:span text:style-name="T21_15">of</text:span><text:span text:style-name="T21_16"><text:s/></text:span><text:span text:style-name="T21_17">paying</text:span></text:p>
                  <text:list>
                    <text:list-item>
                      <text:p text:style-name="P22"><text:span text:style-name="T22_1">Migrate</text:span><text:span text:style-name="T22_2"><text:s/></text:span><text:span text:style-name="T22_3">some</text:span><text:span text:style-name="T22_4"><text:s/></text:span><text:span text:style-name="T22_5">functionality</text:span><text:span text:style-name="T22_6"><text:s/></text:span><text:span text:style-name="T22_7">from</text:span><text:span text:style-name="T22_8"><text:s/></text:span><text:span text:style-name="T22_9">old</text:span><text:span text:style-name="T22_10"><text:s/></text:span><text:span text:style-name="T22_11">app</text:span><text:span text:style-name="T22_12"><text:s/></text:span><text:span text:style-name="T22_13">to</text:span><text:span text:style-name="T22_14"><text:s/></text:span><text:span text:style-name="T22_15">MongoDB</text:span></text:p>
                    </text:list-item>
                    <text:list-item>
                      <text:p text:style-name="P23"><text:span text:style-name="T23_1">Meet</text:span><text:span text:style-name="T23_2"><text:s/></text:span><text:span text:style-name="T23_3">a</text:span><text:span text:style-name="T23_4"><text:s/></text:span><text:span text:style-name="T23_5">performance</text:span><text:span text:style-name="T23_6"><text:s/></text:span><text:span text:style-name="T23_7">goal</text:span></text:p>
                    </text:list-item>
                    <text:list-item>
                      <text:p text:style-name="P24"><text:span text:style-name="T24_1">Demo</text:span><text:span text:style-name="T24_2"><text:s/></text:span><text:span text:style-name="T24_3">Ops</text:span><text:span text:style-name="T24_4"><text:s/></text:span><text:span text:style-name="T24_5">Manager</text:span></text:p>
                    </text:list-item>
                  </text:list>
                </text:list-item>
                <text:list-item>
                  <text:p text:style-name="P25"><text:span text:style-name="T25_1">Account</text:span><text:span text:style-name="T25_2"><text:s/></text:span><text:span text:style-name="T25_3">management</text:span></text:p>
                </text:list-item>
                <text:list-item>
                  <text:p text:style-name="P26"><text:span text:style-name="T26_1">Evangelism</text:span></text:p>
                </text:list-item>
              </text:list>
            </text:list-item>
            <text:list-item>
              <text:p text:style-name="P27"><text:span text:style-name="T27_1">What</text:span><text:span text:style-name="T27_2"><text:s/></text:span><text:span text:style-name="T27_3">I</text:span><text:span text:style-name="T27_4"><text:s/></text:span><text:span text:style-name="T27_5">dream</text:span><text:span text:style-name="T27_6"><text:s/></text:span><text:span text:style-name="T27_7">about</text:span></text:p>
              <text:list>
                <text:list-item>
                  <text:p text:style-name="P28"><text:span text:style-name="T28_1">Do</text:span><text:span text:style-name="T28_2"><text:s/></text:span><text:span text:style-name="T28_3">the</text:span><text:span text:style-name="T28_4"><text:s/></text:span><text:span text:style-name="T28_5">PoC</text:span><text:span text:style-name="T28_6"><text:s/></text:span><text:span text:style-name="T28_7">that</text:span><text:span text:style-name="T28_8"><text:s/></text:span><text:span text:style-name="T28_9">helps</text:span><text:span text:style-name="T28_10"><text:s/></text:span><text:span text:style-name="T28_11">sales</text:span><text:span text:style-name="T28_12"><text:s/></text:span><text:span text:style-name="T28_13">rep</text:span><text:span text:style-name="T28_14"><text:s/></text:span><text:span text:style-name="T28_15">close</text:span><text:span text:style-name="T28_16"><text:s/></text:span><text:span text:style-name="T28_17">the</text:span><text:span text:style-name="T28_18"><text:s/></text:span><text:span text:style-name="T28_19">largest</text:span><text:span text:style-name="T28_20"><text:s/></text:span><text:span text:style-name="T28_21">deal</text:span><text:span text:style-name="T28_22"><text:s/></text:span><text:span text:style-name="T28_23">in</text:span><text:span text:style-name="T28_24"><text:s/></text:span><text:span text:style-name="T28_25">company</text:span><text:span text:style-name="T28_26"><text:s/></text:span><text:span text:style-name="T28_27">history</text:span><text:span text:style-name="T28_28"><text:s/>(<text:s/>&gt;<text:s/>1</text:span><text:span text:style-name="T28_29">M</text:span><text:span text:style-name="T28_30"><text:s/></text:span><text:span text:style-name="T28_31">ACV</text:span><text:span text:style-name="T28_32">).</text:span></text:p>
                </text:list-item>
                <text:list-item>
                  <text:p text:style-name="P29"><text:span text:style-name="T29_1">While</text:span><text:span text:style-name="T29_2"><text:s/></text:span><text:span text:style-name="T29_3">helping</text:span><text:span text:style-name="T29_4"><text:s/></text:span><text:span text:style-name="T29_5">customer</text:span><text:span text:style-name="T29_6"><text:s/></text:span><text:span text:style-name="T29_7">replace</text:span><text:span text:style-name="T29_8"><text:s/></text:span><text:span text:style-name="T29_9">an</text:span><text:span text:style-name="T29_10"><text:s/></text:span><text:span text:style-name="T29_11">old</text:span><text:span text:style-name="T29_12"><text:s/></text:span><text:span text:style-name="T29_13">Oracle</text:span><text:span text:style-name="T29_14"><text:s/></text:span><text:span text:style-name="T29_15">Exadata</text:span><text:span text:style-name="T29_16"><text:s/>/<text:s/></text:span><text:span text:style-name="T29_17">DB</text:span><text:span text:style-name="T29_18">2.<text:s/></text:span><text:span text:style-name="T29_19">Saving</text:span><text:span text:style-name="T29_20"><text:s/>10</text:span><text:span text:style-name="T29_21">MUSD</text:span><text:span text:style-name="T29_22"><text:s/></text:span><text:span text:style-name="T29_23">in</text:span><text:span text:style-name="T29_24"><text:s/></text:span><text:span text:style-name="T29_25">the</text:span><text:span text:style-name="T29_26"><text:s/></text:span><text:span text:style-name="T29_27">migration</text:span><text:span text:style-name="T29_28"><text:s/></text:span><text:span text:style-name="T29_29">and</text:span><text:span text:style-name="T29_30"><text:s/></text:span><text:span text:style-name="T29_31">enabling</text:span><text:span text:style-name="T29_32"><text:s/></text:span><text:span text:style-name="T29_33">them</text:span><text:span text:style-name="T29_34"><text:s/></text:span><text:span text:style-name="T29_35">to</text:span><text:span text:style-name="T29_36"><text:s/></text:span><text:span text:style-name="T29_37">scale</text:span><text:span text:style-name="T29_38"><text:s/>100</text:span><text:span text:style-name="T29_39">x</text:span><text:span text:style-name="T29_40">.</text:span></text:p>
                  <text:list>
                    <text:list-item>
                      <text:p text:style-name="P30"><text:span text:style-name="T30_1">Note</text:span><text:span text:style-name="T30_2">:<text:s/></text:span><text:span text:style-name="T30_3">In</text:span><text:span text:style-name="T30_4"><text:s/>2013<text:s/></text:span><text:span text:style-name="T30_5">this</text:span><text:span text:style-name="T30_6"><text:s/></text:span><text:span text:style-name="T30_7">would</text:span><text:span text:style-name="T30_8"><text:s/></text:span><text:span text:style-name="T30_9">have</text:span><text:span text:style-name="T30_10"><text:s/></text:span><text:span text:style-name="T30_11">been</text:span><text:span text:style-name="T30_12"><text:s/></text:span><text:span text:style-name="T30_13">Couchbase</text:span><text:span text:style-name="T30_14"><text:s/>/<text:s/></text:span><text:span text:style-name="T30_15">Cassandra</text:span><text:span text:style-name="T30_16">.<text:s/></text:span><text:span text:style-name="T30_17">And</text:span><text:span text:style-name="T30_18"><text:s/></text:span><text:span text:style-name="T30_19">we</text:span><text:span text:style-name="T30_20"><text:s/></text:span><text:span text:style-name="T30_21">would</text:span><text:span text:style-name="T30_22"><text:s/></text:span><text:span text:style-name="T30_23">have</text:span><text:span text:style-name="T30_24"><text:s/></text:span><text:span text:style-name="T30_25">lost</text:span><text:span text:style-name="T30_26">.</text:span></text:p>
                    </text:list-item>
                  </text:list>
                </text:list-item>
              </text:list>
            </text:list-item>
            <text:list-item>
              <text:p text:style-name="P31"><text:span text:style-name="T31_1">What</text:span><text:span text:style-name="T31_2"><text:s/></text:span><text:span text:style-name="T31_3">I</text:span><text:span text:style-name="T31_4"><text:s/></text:span><text:span text:style-name="T31_5">fear</text:span></text:p>
              <text:list>
                <text:list-item>
                  <text:p text:style-name="P32"><text:span text:style-name="T32_1">A</text:span><text:span text:style-name="T32_2"><text:s/></text:span><text:span text:style-name="T32_3">bug</text:span><text:span text:style-name="T32_4"><text:s/></text:span><text:span text:style-name="T32_5">or</text:span><text:span text:style-name="T32_6"><text:s/></text:span><text:span text:style-name="T32_7">missing</text:span><text:span text:style-name="T32_8"><text:s/></text:span><text:span text:style-name="T32_9">functionality</text:span><text:span text:style-name="T32_10"><text:s/></text:span><text:span text:style-name="T32_11">prevents</text:span><text:span text:style-name="T32_12"><text:s/></text:span><text:span text:style-name="T32_13">successful</text:span><text:span text:style-name="T32_14"><text:s/></text:span><text:span text:style-name="T32_15">PoC</text:span><text:span text:style-name="T32_16">.</text:span></text:p>
                </text:list-item>
                <text:list-item>
                  <text:p text:style-name="P33"><text:span text:style-name="T33_1">Note</text:span><text:span text:style-name="T33_2">:<text:s/></text:span><text:span text:style-name="T33_3">Handling</text:span><text:span text:style-name="T33_4"><text:s/></text:span><text:span text:style-name="T33_5">demos</text:span><text:span text:style-name="T33_6"><text:s/></text:span><text:span text:style-name="T33_7">without</text:span><text:span text:style-name="T33_8"><text:s/></text:span><text:span text:style-name="T33_9">hitting</text:span><text:span text:style-name="T33_10"><text:s/></text:span><text:span text:style-name="T33_11">all</text:span><text:span text:style-name="T33_12"><text:s/></text:span><text:span text:style-name="T33_13">the</text:span><text:span text:style-name="T33_14"><text:s/></text:span><text:span text:style-name="T33_15">bugs</text:span><text:span text:style-name="T33_16"><text:s/></text:span><text:span text:style-name="T33_17">is</text:span><text:span text:style-name="T33_18"><text:s/></text:span><text:span text:style-name="T33_19">part</text:span><text:span text:style-name="T33_20"><text:s/></text:span><text:span text:style-name="T33_21">of</text:span><text:span text:style-name="T33_22"><text:s/></text:span><text:span text:style-name="T33_23">the</text:span><text:span text:style-name="T33_24"><text:s/></text:span><text:span text:style-name="T33_25">job</text:span><text:span text:style-name="T33_26">!</text:span></text:p>
                </text:list-item>
              </text:list>
            </text:list-item>
            <text:list-item>
              <text:p text:style-name="P34"><text:span text:style-name="T34_1">Lifestyle</text:span></text:p>
              <text:list>
                <text:list-item>
                  <text:p text:style-name="P35"><text:span text:style-name="T35_1">Sample</text:span><text:span text:style-name="T35_2"><text:s/></text:span><text:span text:style-name="T35_3">calendar</text:span><text:span text:style-name="T35_4"><text:s/></text:span><text:span text:style-name="T35_5">page</text:span></text:p>
                </text:list-item>
                <text:list-item>
                  <text:p text:style-name="P36"><text:span text:style-name="T36_1">Travel</text:span><text:span text:style-name="T36_2"><text:s/></text:span><text:span text:style-name="T36_3">photo</text:span></text:p>
                </text:list-item>
                <text:list-item>
                  <text:p text:style-name="P37"><text:span text:style-name="T37_1">Sample</text:span><text:span text:style-name="T37_2"><text:s/></text:span><text:span text:style-name="T37_3">Facebook</text:span><text:span text:style-name="T37_4"><text:s/></text:span><text:span text:style-name="T37_5">post</text:span></text:p>
                  <text:list>
                    <text:list-item>
                      <text:p text:style-name="P38"><text:span text:style-name="T38_1">Good</text:span><text:span text:style-name="T38_2"><text:s/></text:span><text:span text:style-name="T38_3">Morning</text:span><text:span text:style-name="T38_4"><text:s/></text:span><text:span text:style-name="T38_5">HighLoad</text:span><text:span text:style-name="T38_6">++.<text:s/></text:span><text:span text:style-name="T38_7">Morning</text:span><text:span text:style-name="T38_8"><text:s/></text:span><text:span text:style-name="T38_9">meeting</text:span><text:span text:style-name="T38_10"><text:s/></text:span><text:span text:style-name="T38_11">with</text:span><text:span text:style-name="T38_12"><text:s/></text:span><text:span text:style-name="T38_13">our</text:span><text:span text:style-name="T38_14"><text:s/></text:span><text:span text:style-name="T38_15">translators</text:span><text:span text:style-name="T38_16"><text:s/></text:span><text:span text:style-name="T38_17">went</text:span><text:span text:style-name="T38_18"><text:s/></text:span><text:span text:style-name="T38_19">like</text:span><text:span text:style-name="T38_20"><text:s/></text:span><text:span text:style-name="T38_21">this</text:span><text:span text:style-name="T38_22">:<text:line-break/></text:span><text:span text:style-name="T38_23">Translator</text:span><text:span text:style-name="T38_24">:<text:s/></text:span><text:span text:style-name="T38_25">So</text:span><text:span text:style-name="T38_26"><text:s/></text:span><text:span text:style-name="T38_27">Henrik</text:span><text:span text:style-name="T38_28">,<text:s/></text:span><text:span text:style-name="T38_29">I</text:span><text:span text:style-name="T38_30"><text:s/></text:span><text:span text:style-name="T38_31">see</text:span><text:span text:style-name="T38_32"><text:s/></text:span><text:span text:style-name="T38_33">you</text:span><text:span text:style-name="T38_34"><text:s/></text:span><text:span text:style-name="T38_35">have</text:span><text:span text:style-name="T38_36"><text:s/>2<text:s/></text:span><text:span text:style-name="T38_37">talks</text:span><text:span text:style-name="T38_38"><text:s/></text:span><text:span text:style-name="T38_39">after</text:span><text:span text:style-name="T38_40"><text:s/></text:span><text:span text:style-name="T38_41">each</text:span><text:span text:style-name="T38_42"><text:s/></text:span><text:span text:style-name="T38_43">other</text:span><text:span text:style-name="T38_44">.<text:s/></text:span><text:span text:style-name="T38_45">Are</text:span><text:span text:style-name="T38_46"><text:s/></text:span><text:span text:style-name="T38_47">they</text:span><text:span text:style-name="T38_48"><text:s/></text:span><text:span text:style-name="T38_49">a</text:span><text:span text:style-name="T38_50"><text:s/></text:span><text:span text:style-name="T38_51">sequel</text:span><text:span text:style-name="T38_52">?<text:line-break/></text:span><text:span text:style-name="T38_53">Henrik</text:span><text:span text:style-name="T38_54">:<text:s/></text:span><text:span text:style-name="T38_55">No</text:span><text:span text:style-name="T38_56">,<text:s/></text:span><text:span text:style-name="T38_57">they</text:span><text:span text:style-name="T38_58"><text:s/></text:span><text:span text:style-name="T38_59">are</text:span><text:span text:style-name="T38_60"><text:s/></text:span><text:span text:style-name="T38_61">different</text:span><text:span text:style-name="T38_62"><text:s/></text:span><text:span text:style-name="T38_63">topics</text:span><text:span text:style-name="T38_64">.<text:s/></text:span><text:span text:style-name="T38_65">In</text:span><text:span text:style-name="T38_66"><text:s/></text:span><text:span text:style-name="T38_67">fact</text:span><text:span text:style-name="T38_68">,<text:s/></text:span><text:span text:style-name="T38_69">they</text:span><text:span text:style-name="T38_70"><text:s/></text:span><text:span text:style-name="T38_71">are</text:span><text:span text:style-name="T38_72"><text:s/></text:span><text:span text:style-name="T38_73">No</text:span><text:span text:style-name="T38_74">-</text:span><text:span text:style-name="T38_75">sequel</text:span><text:span text:style-name="T38_76">.<text:line-break/></text:span><text:span text:style-name="T38_77">Bruce</text:span><text:span text:style-name="T38_78"><text:s/></text:span><text:span text:style-name="T38_79">Momjian</text:span><text:span text:style-name="T38_80"><text:s/></text:span><text:span text:style-name="T38_81">and</text:span><text:span text:style-name="T38_82"><text:s/></text:span><text:span text:style-name="T38_83">Alvaro</text:span><text:span text:style-name="T38_84"><text:s/></text:span><text:span text:style-name="T38_85">Hernandez</text:span><text:span text:style-name="T38_86"><text:s/></text:span><text:span text:style-name="T38_87">from</text:span><text:span text:style-name="T38_88"><text:s/></text:span><text:span text:style-name="T38_89">PostgreSQL</text:span><text:span text:style-name="T38_90"><text:s/></text:span><text:span text:style-name="T38_91">burst</text:span><text:span text:style-name="T38_92"><text:s/></text:span><text:span text:style-name="T38_93">into</text:span><text:span text:style-name="T38_94"><text:s/></text:span><text:span text:style-name="T38_95">quite</text:span><text:span text:style-name="T38_96"><text:s/></text:span><text:span text:style-name="T38_97">a</text:span><text:span text:style-name="T38_98"><text:s/></text:span><text:span text:style-name="T38_99">violent</text:span><text:span text:style-name="T38_100"><text:s/></text:span><text:span text:style-name="T38_101">laugh</text:span><text:span text:style-name="T38_102"><text:s/></text:span><text:span text:style-name="T38_103">attack</text:span><text:span text:style-name="T38_104"><text:s/></text:span><text:span text:style-name="T38_105">at</text:span><text:span text:style-name="T38_106"><text:s/></text:span><text:span text:style-name="T38_107">that</text:span><text:span text:style-name="T38_108"><text:s/></text:span><text:span text:style-name="T38_109">point</text:span></text:p>
                    </text:list-item>
                  </text:list>
                </text:list-item>
              </text:list>
            </text:list-item>
            <text:list-item>
              <text:p text:style-name="P39"/>
            </text:list-item>
          </text:list>
        </text:list-item>
        <text:list-item>
          <text:p text:style-name="P40"><text:span text:style-name="T40_1">Consulting</text:span><text:span text:style-name="T40_2"><text:s/></text:span><text:span text:style-name="T40_3">Engineer</text:span></text:p>
          <text:list>
            <text:list-item>
              <text:p text:style-name="P41"><text:span text:style-name="T41_1">Trivia</text:span><text:span text:style-name="T41_2">:<text:s/></text:span><text:span text:style-name="T41_3">Most</text:span><text:span text:style-name="T41_4"><text:s/></text:span><text:span text:style-name="T41_5">customers</text:span><text:span text:style-name="T41_6"><text:s/></text:span><text:span text:style-name="T41_7">prefer</text:span><text:span text:style-name="T41_8"><text:s/></text:span><text:span text:style-name="T41_9">buying</text:span><text:span text:style-name="T41_10"><text:s/></text:span><text:span text:style-name="T41_11">consulting</text:span><text:span text:style-name="T41_12"><text:s/></text:span><text:span text:style-name="T41_13">over</text:span><text:span text:style-name="T41_14"><text:s/></text:span><text:span text:style-name="T41_15">support</text:span></text:p>
            </text:list-item>
            <text:list-item>
              <text:p text:style-name="P42"><text:span text:style-name="T42_1">What</text:span><text:span text:style-name="T42_2"><text:s/></text:span><text:span text:style-name="T42_3">we</text:span><text:span text:style-name="T42_4"><text:s/></text:span><text:span text:style-name="T42_5">do</text:span></text:p>
              <text:list>
                <text:list-item>
                  <text:p text:style-name="P43"><text:span text:style-name="T43_1">Health</text:span><text:span text:style-name="T43_2"><text:s/></text:span><text:span text:style-name="T43_3">checks</text:span></text:p>
                </text:list-item>
                <text:list-item>
                  <text:p text:style-name="P44"><text:span text:style-name="T44_1">Architecture</text:span><text:span text:style-name="T44_2"><text:s/>&amp;<text:s/></text:span><text:span text:style-name="T44_3">design</text:span></text:p>
                  <text:list>
                    <text:list-item>
                      <text:p text:style-name="P45"><text:span text:style-name="T45_1">For</text:span><text:span text:style-name="T45_2"><text:s/></text:span><text:span text:style-name="T45_3">developers</text:span><text:span text:style-name="T45_4"><text:s/>(</text:span><text:span text:style-name="T45_5">application</text:span><text:span text:style-name="T45_6"><text:s/></text:span><text:span text:style-name="T45_7">architecture</text:span><text:span text:style-name="T45_8">,<text:s/></text:span><text:span text:style-name="T45_9">schema</text:span><text:span text:style-name="T45_10"><text:s/></text:span><text:span text:style-name="T45_11">design</text:span><text:span text:style-name="T45_12">,<text:s/></text:span><text:span text:style-name="T45_13">etc</text:span><text:span text:style-name="T45_14">.)</text:span></text:p>
                    </text:list-item>
                    <text:list-item>
                      <text:p text:style-name="P46"><text:span text:style-name="T46_1">For</text:span><text:span text:style-name="T46_2"><text:s/></text:span><text:span text:style-name="T46_3">operations</text:span><text:span text:style-name="T46_4"><text:s/></text:span><text:span text:style-name="T46_5">teams</text:span><text:span text:style-name="T46_6"><text:s/>(</text:span><text:span text:style-name="T46_7">cluster</text:span><text:span text:style-name="T46_8"><text:s/></text:span><text:span text:style-name="T46_9">topology</text:span><text:span text:style-name="T46_10"><text:s/></text:span><text:span text:style-name="T46_11">to</text:span><text:span text:style-name="T46_12"><text:s/></text:span><text:span text:style-name="T46_13">meet</text:span><text:span text:style-name="T46_14"><text:s/></text:span><text:span text:style-name="T46_15">scale</text:span><text:span text:style-name="T46_16">/</text:span><text:span text:style-name="T46_17">HA</text:span><text:span text:style-name="T46_18">/</text:span><text:span text:style-name="T46_19">DR</text:span><text:span text:style-name="T46_20"><text:s/></text:span><text:span text:style-name="T46_21">requirements</text:span><text:span text:style-name="T46_22">,<text:s/></text:span><text:span text:style-name="T46_23">backup</text:span><text:span text:style-name="T46_24">,<text:s/></text:span><text:span text:style-name="T46_25">monitoring</text:span><text:span text:style-name="T46_26">,<text:s/></text:span><text:span text:style-name="T46_27">security</text:span><text:span text:style-name="T46_28">,<text:s/></text:span><text:span text:style-name="T46_29">etc</text:span><text:span text:style-name="T46_30">.)</text:span></text:p>
                    </text:list-item>
                  </text:list>
                </text:list-item>
                <text:list-item>
                  <text:p text:style-name="P47"><text:span text:style-name="T47_1">Fixing</text:span><text:span text:style-name="T47_2"><text:s/></text:span><text:span text:style-name="T47_3">performance</text:span><text:span text:style-name="T47_4"><text:s/>/<text:s/></text:span><text:span text:style-name="T47_5">other</text:span><text:span text:style-name="T47_6"><text:s/></text:span><text:span text:style-name="T47_7">issues</text:span><text:span text:style-name="T47_8"><text:s/></text:span><text:span text:style-name="T47_9">customer</text:span><text:span text:style-name="T47_10"><text:s/></text:span><text:span text:style-name="T47_11">has</text:span></text:p>
                </text:list-item>
                <text:list-item>
                  <text:p text:style-name="P48"><text:span text:style-name="T48_1">Dedicated</text:span><text:span text:style-name="T48_2"><text:s/></text:span><text:span text:style-name="T48_3">consulting</text:span><text:span text:style-name="T48_4"><text:s/></text:span><text:span text:style-name="T48_5">engineer</text:span></text:p>
                  <text:list>
                    <text:list-item>
                      <text:p text:style-name="P49"><text:span text:style-name="T49_1">Regular</text:span><text:span text:style-name="T49_2"><text:s/></text:span><text:span text:style-name="T49_3">MongoDB</text:span><text:span text:style-name="T49_4"><text:s/></text:span><text:span text:style-name="T49_5">expertise</text:span><text:span text:style-name="T49_6"><text:s/></text:span><text:span text:style-name="T49_7">and</text:span><text:span text:style-name="T49_8"><text:s/></text:span><text:span text:style-name="T49_9">assistance</text:span><text:span text:style-name="T49_10"><text:s/></text:span><text:span text:style-name="T49_11">throughout</text:span><text:span text:style-name="T49_12"><text:s/></text:span><text:span text:style-name="T49_13">the</text:span><text:span text:style-name="T49_14"><text:s/></text:span><text:span text:style-name="T49_15">lifecycle</text:span><text:span text:style-name="T49_16"><text:s/></text:span><text:span text:style-name="T49_17">of</text:span><text:span text:style-name="T49_18"><text:s/></text:span><text:span text:style-name="T49_19">a</text:span><text:span text:style-name="T49_20"><text:s/></text:span><text:span text:style-name="T49_21">project</text:span></text:p>
                    </text:list-item>
                    <text:list-item>
                      <text:p text:style-name="P50"><text:span text:style-name="T50_1">Building</text:span><text:span text:style-name="T50_2"><text:s/></text:span><text:span text:style-name="T50_3">MongoDB</text:span><text:span text:style-name="T50_4"><text:s/></text:span><text:span text:style-name="T50_5">as</text:span><text:span text:style-name="T50_6"><text:s/></text:span><text:span text:style-name="T50_7">a</text:span><text:span text:style-name="T50_8"><text:s/></text:span><text:span text:style-name="T50_9">Service</text:span><text:span text:style-name="T50_10"><text:s/></text:span><text:span text:style-name="T50_11">within</text:span><text:span text:style-name="T50_12"><text:s/></text:span><text:span text:style-name="T50_13">the</text:span><text:span text:style-name="T50_14"><text:s/></text:span><text:span text:style-name="T50_15">Enterprise</text:span></text:p>
                    </text:list-item>
                  </text:list>
                </text:list-item>
                <text:list-item>
                  <text:p text:style-name="P51"><text:span text:style-name="T51_1">Training</text:span></text:p>
                </text:list-item>
              </text:list>
            </text:list-item>
            <text:list-item>
              <text:p text:style-name="P52"><text:span text:style-name="T52_1">What</text:span><text:span text:style-name="T52_2"><text:s/></text:span><text:span text:style-name="T52_3">I</text:span><text:span text:style-name="T52_4"><text:s/></text:span><text:span text:style-name="T52_5">dream</text:span><text:span text:style-name="T52_6"><text:s/></text:span><text:span text:style-name="T52_7">about</text:span></text:p>
              <text:list>
                <text:list-item>
                  <text:p text:style-name="P53"><text:span text:style-name="T53_1">Customer</text:span><text:span text:style-name="T53_2"><text:s/></text:span><text:span text:style-name="T53_3">had</text:span><text:span text:style-name="T53_4"><text:s/></text:span><text:span text:style-name="T53_5">query</text:span><text:span text:style-name="T53_6"><text:s/></text:span><text:span text:style-name="T53_7">running</text:span><text:span text:style-name="T53_8"><text:s/></text:span><text:span text:style-name="T53_9">for</text:span><text:span text:style-name="T53_10"><text:s/></text:span><text:span text:style-name="T53_11">hours</text:span><text:span text:style-name="T53_12">,<text:s/></text:span><text:span text:style-name="T53_13">trashing</text:span><text:span text:style-name="T53_14"><text:s/></text:span><text:span text:style-name="T53_15">the</text:span><text:span text:style-name="T53_16"><text:s/></text:span><text:span text:style-name="T53_17">servers</text:span><text:span text:style-name="T53_18">.<text:s/></text:span><text:span text:style-name="T53_19">After</text:span><text:span text:style-name="T53_20"><text:s/></text:span><text:span text:style-name="T53_21">adding</text:span><text:span text:style-name="T53_22"><text:s/></text:span><text:span text:style-name="T53_23">indexes</text:span><text:span text:style-name="T53_24"><text:s/></text:span><text:span text:style-name="T53_25">and</text:span><text:span text:style-name="T53_26"><text:s/></text:span><text:span text:style-name="T53_27">optimizing</text:span><text:span text:style-name="T53_28"><text:s/></text:span><text:span text:style-name="T53_29">the</text:span><text:span text:style-name="T53_30"><text:s/></text:span><text:span text:style-name="T53_31">aggregation</text:span><text:span text:style-name="T53_32"><text:s/></text:span><text:span text:style-name="T53_33">pipeline</text:span><text:span text:style-name="T53_34">,<text:s/></text:span><text:span text:style-name="T53_35">it</text:span><text:span text:style-name="T53_36"><text:s/></text:span><text:span text:style-name="T53_37">now</text:span><text:span text:style-name="T53_38"><text:s/></text:span><text:span text:style-name="T53_39">completes</text:span><text:span text:style-name="T53_40"><text:s/></text:span><text:span text:style-name="T53_41">in</text:span><text:span text:style-name="T53_42"><text:s/>3<text:s/></text:span><text:span text:style-name="T53_43">seconds</text:span><text:span text:style-name="T53_44">.<text:s/>(12000<text:s/></text:span><text:span text:style-name="T53_45">X</text:span><text:span text:style-name="T53_46"><text:s/></text:span><text:span text:style-name="T53_47">improvement</text:span><text:span text:style-name="T53_48"><text:s/>&amp;<text:s/></text:span><text:span text:style-name="T53_49">is</text:span><text:span text:style-name="T53_50"><text:s/></text:span><text:span text:style-name="T53_51">a</text:span><text:span text:style-name="T53_52"><text:s/></text:span><text:span text:style-name="T53_53">true</text:span><text:span text:style-name="T53_54"><text:s/></text:span><text:span text:style-name="T53_55">story</text:span><text:span text:style-name="T53_56">)</text:span></text:p>
                </text:list-item>
                <text:list-item>
                  <text:p text:style-name="P54"><text:span text:style-name="T54_1">Optimized</text:span><text:span text:style-name="T54_2"><text:s/></text:span><text:span text:style-name="T54_3">DB</text:span><text:span text:style-name="T54_4"><text:s/></text:span><text:span text:style-name="T54_5">to</text:span><text:span text:style-name="T54_6"><text:s/></text:span><text:span text:style-name="T54_7">avoid</text:span><text:span text:style-name="T54_8"><text:s/></text:span><text:span text:style-name="T54_9">expensive</text:span><text:span text:style-name="T54_10"><text:s/></text:span><text:span text:style-name="T54_11">HW</text:span><text:span text:style-name="T54_12"><text:s/></text:span><text:span text:style-name="T54_13">upgrade</text:span><text:span text:style-name="T54_14">.<text:s/></text:span><text:span text:style-name="T54_15">Saved</text:span><text:span text:style-name="T54_16"><text:s/></text:span><text:span text:style-name="T54_17">the</text:span><text:span text:style-name="T54_18"><text:s/></text:span><text:span text:style-name="T54_19">customer</text:span><text:span text:style-name="T54_20"><text:s/>1</text:span><text:span text:style-name="T54_21">MUSD</text:span><text:span text:style-name="T54_22">.</text:span></text:p>
                </text:list-item>
              </text:list>
            </text:list-item>
            <text:list-item>
              <text:p text:style-name="P55"><text:span text:style-name="T55_1">What</text:span><text:span text:style-name="T55_2"><text:s/></text:span><text:span text:style-name="T55_3">I</text:span><text:span text:style-name="T55_4"><text:s/></text:span><text:span text:style-name="T55_5">fear</text:span></text:p>
              <text:list>
                <text:list-item>
                  <text:p text:style-name="P56"><text:span text:style-name="T56_1">Last</text:span><text:span text:style-name="T56_2"><text:s/></text:span><text:span text:style-name="T56_3">month</text:span><text:span text:style-name="T56_4"><text:s/></text:span><text:span text:style-name="T56_5">I</text:span><text:span text:style-name="T56_6"><text:s/></text:span><text:span text:style-name="T56_7">taught</text:span><text:span text:style-name="T56_8"><text:s/></text:span><text:span text:style-name="T56_9">customer</text:span><text:span text:style-name="T56_10"><text:s/></text:span><text:span text:style-name="T56_11">how</text:span><text:span text:style-name="T56_12"><text:s/></text:span><text:span text:style-name="T56_13">to</text:span><text:span text:style-name="T56_14"><text:s/></text:span><text:span text:style-name="T56_15">use</text:span><text:span text:style-name="T56_16"><text:s/></text:span><text:span text:style-name="T56_17">covering</text:span><text:span text:style-name="T56_18"><text:s/></text:span><text:span text:style-name="T56_19">indexes</text:span><text:span text:style-name="T56_20">.<text:s/></text:span><text:span text:style-name="T56_21">Today</text:span><text:span text:style-name="T56_22">'</text:span><text:span text:style-name="T56_23">s</text:span><text:span text:style-name="T56_24"><text:s/></text:span><text:span text:style-name="T56_25">GA</text:span><text:span text:style-name="T56_26"><text:s/></text:span><text:span text:style-name="T56_27">release</text:span><text:span text:style-name="T56_28"><text:s/></text:span><text:span text:style-name="T56_29">announcement</text:span><text:span text:style-name="T56_30"><text:s/></text:span><text:span text:style-name="T56_31">says</text:span><text:span text:style-name="T56_32"><text:s/></text:span><text:span text:style-name="T56_33">new</text:span><text:span text:style-name="T56_34"><text:s/></text:span><text:span text:style-name="T56_35">query</text:span><text:span text:style-name="T56_36"><text:s/></text:span><text:span text:style-name="T56_37">planner</text:span><text:span text:style-name="T56_38"><text:s/></text:span><text:span text:style-name="T56_39">doesn</text:span><text:span text:style-name="T56_40">'</text:span><text:span text:style-name="T56_41">t</text:span><text:span text:style-name="T56_42"><text:s/></text:span><text:span text:style-name="T56_43">use</text:span><text:span text:style-name="T56_44"><text:s/></text:span><text:span text:style-name="T56_45">covering</text:span><text:span text:style-name="T56_46"><text:s/></text:span><text:span text:style-name="T56_47">index</text:span><text:span text:style-name="T56_48"><text:s/></text:span><text:span text:style-name="T56_49">scans</text:span><text:span text:style-name="T56_50">.<text:s/></text:span><text:span text:style-name="T56_51">When</text:span><text:span text:style-name="T56_52"><text:s/></text:span><text:span text:style-name="T56_53">they</text:span><text:span text:style-name="T56_54"><text:s/></text:span><text:span text:style-name="T56_55">upgrade</text:span><text:span text:style-name="T56_56">,<text:s/></text:span><text:span text:style-name="T56_57">my</text:span><text:span text:style-name="T56_58"><text:s/></text:span><text:span text:style-name="T56_59">queries</text:span><text:span text:style-name="T56_60"><text:s/></text:span><text:span text:style-name="T56_61">will</text:span><text:span text:style-name="T56_62"><text:s/></text:span><text:span text:style-name="T56_63">suck</text:span><text:span text:style-name="T56_64">.<text:s/>(</text:span><text:span text:style-name="T56_65">True</text:span><text:span text:style-name="T56_66"><text:s/></text:span><text:span text:style-name="T56_67">story</text:span><text:span text:style-name="T56_68">,<text:s/></text:span><text:span text:style-name="T56_69">MongoDB</text:span><text:span text:style-name="T56_70"><text:s/>2.6.)</text:span></text:p>
                </text:list-item>
              </text:list>
            </text:list-item>
            <text:list-item>
              <text:p text:style-name="P57"><text:span text:style-name="T57_1">Lifestyle</text:span></text:p>
              <text:list>
                <text:list-item>
                  <text:p text:style-name="P58"><text:span text:style-name="T58_1">Like</text:span><text:span text:style-name="T58_2"><text:s/></text:span><text:span text:style-name="T58_3">SA</text:span><text:span text:style-name="T58_4">,<text:s/></text:span><text:span text:style-name="T58_5">but</text:span><text:span text:style-name="T58_6">:</text:span></text:p>
                  <text:list>
                    <text:list-item>
                      <text:p text:style-name="P59"><text:span text:style-name="T59_1">Meet</text:span><text:span text:style-name="T59_2"><text:s/></text:span><text:span text:style-name="T59_3">less</text:span><text:span text:style-name="T59_4"><text:s/></text:span><text:span text:style-name="T59_5">customers</text:span><text:span text:style-name="T59_6"><text:s/>/<text:s/></text:span><text:span text:style-name="T59_7">week</text:span></text:p>
                    </text:list-item>
                    <text:list-item>
                      <text:p text:style-name="P60"><text:span text:style-name="T60_1">Away</text:span><text:span text:style-name="T60_2"><text:s/></text:span><text:span text:style-name="T60_3">from</text:span><text:span text:style-name="T60_4"><text:s/></text:span><text:span text:style-name="T60_5">home</text:span><text:span text:style-name="T60_6"><text:s/></text:span><text:span text:style-name="T60_7">mor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61_1">Technical</text:span><text:span text:style-name="T61_2"><text:s/></text:span><text:span text:style-name="T61_3">Services</text:span><text:span text:style-name="T61_4"><text:s/></text:span><text:span text:style-name="T61_5">Engineer</text:span></text:p>
          <text:list>
            <text:list-item>
              <text:p text:style-name="P62"><text:span text:style-name="T62_1">aka</text:span><text:span text:style-name="T62_2"><text:s/></text:span><text:span text:style-name="T62_3">Support</text:span><text:span text:style-name="T62_4"><text:s/></text:span><text:span text:style-name="T62_5">Engineer</text:span></text:p>
            </text:list-item>
            <text:list-item>
              <text:p text:style-name="P63"><text:span text:style-name="T63_1">What</text:span><text:span text:style-name="T63_2"><text:s/></text:span><text:span text:style-name="T63_3">we</text:span><text:span text:style-name="T63_4"><text:s/></text:span><text:span text:style-name="T63_5">do</text:span></text:p>
              <text:list>
                <text:list-item>
                  <text:p text:style-name="P64"><text:span text:style-name="T64_1">Turn</text:span><text:span text:style-name="T64_2"><text:s/></text:span><text:span text:style-name="T64_3">unhappy</text:span><text:span text:style-name="T64_4"><text:s/></text:span><text:span text:style-name="T64_5">customers</text:span><text:span text:style-name="T64_6"><text:s/></text:span><text:span text:style-name="T64_7">back</text:span><text:span text:style-name="T64_8"><text:s/></text:span><text:span text:style-name="T64_9">into</text:span><text:span text:style-name="T64_10"><text:s/></text:span><text:span text:style-name="T64_11">happy</text:span><text:span text:style-name="T64_12"><text:s/></text:span><text:span text:style-name="T64_13">customers</text:span><text:span text:style-name="T64_14">!</text:span></text:p>
                </text:list-item>
                <text:list-item>
                  <text:p text:style-name="P65"><text:span text:style-name="T65_1">Analyze</text:span><text:span text:style-name="T65_2"><text:s/></text:span><text:span text:style-name="T65_3">and</text:span><text:span text:style-name="T65_4"><text:s/></text:span><text:span text:style-name="T65_5">respond</text:span><text:span text:style-name="T65_6"><text:s/></text:span><text:span text:style-name="T65_7">to</text:span><text:span text:style-name="T65_8"><text:s/></text:span><text:span text:style-name="T65_9">customer</text:span><text:span text:style-name="T65_10"><text:s/></text:span><text:span text:style-name="T65_11">issues</text:span><text:span text:style-name="T65_12"><text:s/></text:span><text:span text:style-name="T65_13">in</text:span><text:span text:style-name="T65_14"><text:s/></text:span><text:span text:style-name="T65_15">Jira</text:span></text:p>
                </text:list-item>
                <text:list-item>
                  <text:p text:style-name="P66"><text:span text:style-name="T66_1">Often</text:span><text:span text:style-name="T66_2"><text:s/></text:span><text:span text:style-name="T66_3">real</text:span><text:span text:style-name="T66_4"><text:s/></text:span><text:span text:style-name="T66_5">problem</text:span><text:span text:style-name="T66_6"><text:s/></text:span><text:span text:style-name="T66_7">is</text:span><text:span text:style-name="T66_8"><text:s/></text:span><text:span text:style-name="T66_9">something</text:span><text:span text:style-name="T66_10"><text:s/></text:span><text:span text:style-name="T66_11">else</text:span><text:span text:style-name="T66_12"><text:s/></text:span><text:span text:style-name="T66_13">than</text:span><text:span text:style-name="T66_14"><text:s/></text:span><text:span text:style-name="T66_15">customer</text:span><text:span text:style-name="T66_16"><text:s/></text:span><text:span text:style-name="T66_17">thinks</text:span><text:span text:style-name="T66_18"><text:s/></text:span><text:span text:style-name="T66_19">it</text:span><text:span text:style-name="T66_20"><text:s/></text:span><text:span text:style-name="T66_21">is</text:span></text:p>
                </text:list-item>
                <text:list-item>
                  <text:p text:style-name="P67"><text:span text:style-name="T67_1">We</text:span><text:span text:style-name="T67_2"><text:s/></text:span><text:span text:style-name="T67_3">do</text:span><text:span text:style-name="T67_4"><text:s/></text:span><text:span text:style-name="T67_5">phone</text:span><text:span text:style-name="T67_6"><text:s/></text:span><text:span text:style-name="T67_7">calls</text:span><text:span text:style-name="T67_8">.<text:s/></text:span><text:span text:style-name="T67_9">We</text:span><text:span text:style-name="T67_10"><text:s/></text:span><text:span text:style-name="T67_11">help</text:span><text:span text:style-name="T67_12"><text:s/></text:span><text:span text:style-name="T67_13">with</text:span><text:span text:style-name="T67_14"><text:s/></text:span><text:span text:style-name="T67_15">operating</text:span><text:span text:style-name="T67_16"><text:s/></text:span><text:span text:style-name="T67_17">system</text:span><text:span text:style-name="T67_18"><text:s/></text:span><text:span text:style-name="T67_19">issues</text:span><text:span text:style-name="T67_20">…</text:span></text:p>
                </text:list-item>
                <text:list-item>
                  <text:p text:style-name="P68"><text:span text:style-name="T68_1">Mini</text:span><text:span text:style-name="T68_2"><text:s/></text:span><text:span text:style-name="T68_3">health</text:span><text:span text:style-name="T68_4"><text:s/></text:span><text:span text:style-name="T68_5">checks</text:span><text:span text:style-name="T68_6">,<text:s/></text:span><text:span text:style-name="T68_7">limited</text:span><text:span text:style-name="T68_8"><text:s/></text:span><text:span text:style-name="T68_9">schema</text:span><text:span text:style-name="T68_10"><text:s/></text:span><text:span text:style-name="T68_11">refactoring</text:span><text:span text:style-name="T68_12">,<text:s/></text:span><text:span text:style-name="T68_13">and</text:span><text:span text:style-name="T68_14"><text:s/></text:span><text:span text:style-name="T68_15">limited</text:span><text:span text:style-name="T68_16"><text:s/></text:span><text:span text:style-name="T68_17">index</text:span><text:span text:style-name="T68_18"><text:s/></text:span><text:span text:style-name="T68_19">strategy</text:span><text:span text:style-name="T68_20"><text:s/></text:span><text:span text:style-name="T68_21">suggestions</text:span><text:span text:style-name="T68_22">.</text:span></text:p>
                </text:list-item>
                <text:list-item>
                  <text:p text:style-name="P69"><text:span text:style-name="T69_1">Named</text:span><text:span text:style-name="T69_2"><text:s/></text:span><text:span text:style-name="T69_3">TSE</text:span></text:p>
                </text:list-item>
                <text:list-item>
                  <text:p text:style-name="P70"><text:span text:style-name="T70_1">Proactive</text:span><text:span text:style-name="T70_2"><text:s/></text:span><text:span text:style-name="T70_3">support</text:span></text:p>
                </text:list-item>
                <text:list-item>
                  <text:p text:style-name="P71"><text:span text:style-name="T71_1">Community</text:span><text:span text:style-name="T71_2"><text:s/></text:span><text:span text:style-name="T71_3">support</text:span></text:p>
                </text:list-item>
              </text:list>
            </text:list-item>
            <text:list-item>
              <text:p text:style-name="P72"><text:span text:style-name="T72_1">What</text:span><text:span text:style-name="T72_2"><text:s/></text:span><text:span text:style-name="T72_3">I</text:span><text:span text:style-name="T72_4"><text:s/></text:span><text:span text:style-name="T72_5">dream</text:span><text:span text:style-name="T72_6"><text:s/></text:span><text:span text:style-name="T72_7">about</text:span></text:p>
              <text:list>
                <text:list-item>
                  <text:p text:style-name="P73"><text:span text:style-name="T73_1">Customer</text:span><text:span text:style-name="T73_2"><text:s/></text:span><text:span text:style-name="T73_3">had</text:span><text:span text:style-name="T73_4"><text:s/></text:span><text:span text:style-name="T73_5">deleted</text:span><text:span text:style-name="T73_6"><text:s/></text:span><text:span text:style-name="T73_7">all</text:span><text:span text:style-name="T73_8"><text:s/></text:span><text:span text:style-name="T73_9">their</text:span><text:span text:style-name="T73_10"><text:s/></text:span><text:span text:style-name="T73_11">data</text:span><text:span text:style-name="T73_12">.<text:s/></text:span><text:span text:style-name="T73_13">MongoDB</text:span><text:span text:style-name="T73_14"><text:s/></text:span><text:span text:style-name="T73_15">tried</text:span><text:span text:style-name="T73_16"><text:s/></text:span><text:span text:style-name="T73_17">to</text:span><text:span text:style-name="T73_18"><text:s/></text:span><text:span text:style-name="T73_19">prevent</text:span><text:span text:style-name="T73_20"><text:s/></text:span><text:span text:style-name="T73_21">them</text:span><text:span text:style-name="T73_22"><text:s/></text:span><text:span text:style-name="T73_23">from</text:span><text:span text:style-name="T73_24"><text:s/></text:span><text:span text:style-name="T73_25">doing</text:span><text:span text:style-name="T73_26"><text:s/></text:span><text:span text:style-name="T73_27">that</text:span><text:span text:style-name="T73_28">,<text:s/></text:span><text:span text:style-name="T73_29">but</text:span><text:span text:style-name="T73_30"><text:s/></text:span><text:span text:style-name="T73_31">they</text:span><text:span text:style-name="T73_32"><text:s/></text:span><text:span text:style-name="T73_33">tried</text:span><text:span text:style-name="T73_34"><text:s/></text:span><text:span text:style-name="T73_35">really</text:span><text:span text:style-name="T73_36"><text:s/></text:span><text:span text:style-name="T73_37">hard</text:span><text:span text:style-name="T73_38">,<text:s/></text:span><text:span text:style-name="T73_39">and</text:span><text:span text:style-name="T73_40"><text:s/></text:span><text:span text:style-name="T73_41">eventually</text:span><text:span text:style-name="T73_42"><text:s/></text:span><text:span text:style-name="T73_43">deleted</text:span><text:span text:style-name="T73_44"><text:s/></text:span><text:span text:style-name="T73_45">all</text:span><text:span text:style-name="T73_46"><text:s/></text:span><text:span text:style-name="T73_47">their</text:span><text:span text:style-name="T73_48"><text:s/></text:span><text:span text:style-name="T73_49">data</text:span><text:span text:style-name="T73_50">.<text:line-break/></text:span><text:span text:style-name="T73_51">Working</text:span><text:span text:style-name="T73_52"><text:s/></text:span><text:span text:style-name="T73_53">as</text:span><text:span text:style-name="T73_54"><text:s/></text:span><text:span text:style-name="T73_55">a</text:span><text:span text:style-name="T73_56"><text:s/></text:span><text:span text:style-name="T73_57">team</text:span><text:span text:style-name="T73_58">,<text:s/></text:span><text:span text:style-name="T73_59">around</text:span><text:span text:style-name="T73_60"><text:s/></text:span><text:span text:style-name="T73_61">the</text:span><text:span text:style-name="T73_62"><text:s/></text:span><text:span text:style-name="T73_63">clock</text:span><text:span text:style-name="T73_64">,<text:s/></text:span><text:span text:style-name="T73_65">for</text:span><text:span text:style-name="T73_66"><text:s/>9<text:s/></text:span><text:span text:style-name="T73_67">weeks</text:span><text:span text:style-name="T73_68">,<text:s/></text:span><text:span text:style-name="T73_69">we</text:span><text:span text:style-name="T73_70"><text:s/></text:span><text:span text:style-name="T73_71">managed</text:span><text:span text:style-name="T73_72"><text:s/></text:span><text:span text:style-name="T73_73">to</text:span><text:span text:style-name="T73_74"><text:s/></text:span><text:span text:style-name="T73_75">restore</text:span><text:span text:style-name="T73_76"><text:s/>100%<text:s/></text:span><text:span text:style-name="T73_77">of</text:span><text:span text:style-name="T73_78"><text:s/></text:span><text:span text:style-name="T73_79">customer</text:span><text:span text:style-name="T73_80"><text:s/></text:span><text:span text:style-name="T73_81">data</text:span><text:span text:style-name="T73_82">.<text:s/>(</text:span><text:span text:style-name="T73_83">True</text:span><text:span text:style-name="T73_84"><text:s/></text:span><text:span text:style-name="T73_85">story</text:span><text:span text:style-name="T73_86">)</text:span></text:p>
                </text:list-item>
              </text:list>
            </text:list-item>
            <text:list-item>
              <text:p text:style-name="P74"><text:span text:style-name="T74_1">What</text:span><text:span text:style-name="T74_2"><text:s/></text:span><text:span text:style-name="T74_3">I</text:span><text:span text:style-name="T74_4"><text:s/></text:span><text:span text:style-name="T74_5">fear</text:span></text:p>
              <text:list>
                <text:list-item>
                  <text:p text:style-name="P75"><text:span text:style-name="T75_1">A</text:span><text:span text:style-name="T75_2"><text:s/></text:span><text:span text:style-name="T75_3">bug</text:span><text:span text:style-name="T75_4"><text:s/></text:span><text:span text:style-name="T75_5">in</text:span><text:span text:style-name="T75_6"><text:s/></text:span><text:span text:style-name="T75_7">MongoDB</text:span><text:span text:style-name="T75_8"><text:s/></text:span><text:span text:style-name="T75_9">takes</text:span><text:span text:style-name="T75_10"><text:s/></text:span><text:span text:style-name="T75_11">down</text:span><text:span text:style-name="T75_12"><text:s/></text:span><text:span text:style-name="T75_13">production</text:span><text:span text:style-name="T75_14"><text:s/></text:span><text:span text:style-name="T75_15">systems</text:span><text:span text:style-name="T75_16"><text:s/></text:span><text:span text:style-name="T75_17">on</text:span><text:span text:style-name="T75_18"><text:s/></text:span><text:span text:style-name="T75_19">a</text:span><text:span text:style-name="T75_20"><text:s/></text:span><text:span text:style-name="T75_21">weekend</text:span><text:span text:style-name="T75_22"><text:s/></text:span><text:span text:style-name="T75_23">when</text:span><text:span text:style-name="T75_24"><text:s/></text:span><text:span text:style-name="T75_25">I</text:span><text:span text:style-name="T75_26">'</text:span><text:span text:style-name="T75_27">m</text:span><text:span text:style-name="T75_28"><text:s/></text:span><text:span text:style-name="T75_29">on</text:span><text:span text:style-name="T75_30"><text:s/></text:span><text:span text:style-name="T75_31">call</text:span><text:span text:style-name="T75_32">.</text:span></text:p>
                </text:list-item>
              </text:list>
            </text:list-item>
            <text:list-item>
              <text:p text:style-name="P76"><text:span text:style-name="T76_1">Lifestyle</text:span></text:p>
              <text:list>
                <text:list-item>
                  <text:p text:style-name="P77"><text:span text:style-name="T77_1">Don</text:span><text:span text:style-name="T77_2">'</text:span><text:span text:style-name="T77_3">t</text:span><text:span text:style-name="T77_4"><text:s/></text:span><text:span text:style-name="T77_5">get</text:span><text:span text:style-name="T77_6"><text:s/></text:span><text:span text:style-name="T77_7">to</text:span><text:span text:style-name="T77_8"><text:s/></text:span><text:span text:style-name="T77_9">travel</text:span></text:p>
                </text:list-item>
                <text:list-item>
                  <text:p text:style-name="P78"><text:span text:style-name="T78_1">But</text:span><text:span text:style-name="T78_2"><text:s/></text:span><text:span text:style-name="T78_3">we</text:span><text:span text:style-name="T78_4"><text:s/></text:span><text:span text:style-name="T78_5">have</text:span><text:span text:style-name="T78_6"><text:s/></text:span><text:span text:style-name="T78_7">bacon</text:span><text:span text:style-name="T78_8"><text:s/></text:span><text:span text:style-name="T78_9">and</text:span><text:span text:style-name="T78_10"><text:s/></text:span><text:span text:style-name="T78_11">tim</text:span><text:span text:style-name="T78_12"><text:s/></text:span><text:span text:style-name="T78_13">tams</text:span></text:p>
                </text:list-item>
                <text:list-item>
                  <text:p text:style-name="P79"><text:span text:style-name="T79_1">Weekend</text:span><text:span text:style-name="T79_2"><text:s/></text:span><text:span text:style-name="T79_3">responder</text:span></text:p>
                </text:list-item>
                <text:list-item>
                  <text:p text:style-name="P80"><text:span text:style-name="T80_1">Even</text:span><text:span text:style-name="T80_2"><text:s/></text:span><text:span text:style-name="T80_3">after</text:span><text:span text:style-name="T80_4"><text:s/></text:span><text:span text:style-name="T80_5">shift</text:span><text:span text:style-name="T80_6"><text:s/></text:span><text:span text:style-name="T80_7">ends</text:span><text:span text:style-name="T80_8">,<text:s/></text:span><text:span text:style-name="T80_9">they</text:span><text:span text:style-name="T80_10"><text:s/></text:span><text:span text:style-name="T80_11">still</text:span><text:span text:style-name="T80_12"><text:s/></text:span><text:span text:style-name="T80_13">follow</text:span><text:span text:style-name="T80_14"><text:s/></text:span><text:span text:style-name="T80_15">up</text:span><text:span text:style-name="T80_16"><text:s/></text:span><text:span text:style-name="T80_17">on</text:span><text:span text:style-name="T80_18"><text:s/></text:span><text:span text:style-name="T80_19">their</text:span><text:span text:style-name="T80_20"><text:s/></text:span><text:span text:style-name="T80_21">tickets</text:span></text:p>
                </text:list-item>
                <text:list-item>
                  <text:p text:style-name="P81"><text:span text:style-name="T81_1">When</text:span><text:span text:style-name="T81_2"><text:s/></text:span><text:span text:style-name="T81_3">you</text:span><text:span text:style-name="T81_4"><text:s/></text:span><text:span text:style-name="T81_5">make</text:span><text:span text:style-name="T81_6"><text:s/></text:span><text:span text:style-name="T81_7">a</text:span><text:span text:style-name="T81_8"><text:s/></text:span><text:span text:style-name="T81_9">bug</text:span><text:span text:style-name="T81_10">,<text:s/></text:span><text:span text:style-name="T81_11">they</text:span><text:span text:style-name="T81_12"><text:s/></text:span><text:span text:style-name="T81_13">take</text:span><text:span text:style-name="T81_14"><text:s/></text:span><text:span text:style-name="T81_15">care</text:span><text:span text:style-name="T81_16"><text:s/></text:span><text:span text:style-name="T81_17">of</text:span><text:span text:style-name="T81_18"><text:s/></text:span><text:span text:style-name="T81_19">the</text:span><text:span text:style-name="T81_20"><text:s/></text:span><text:span text:style-name="T81_21">mess</text:span></text:p>
                </text:list-item>
                <text:list-item>
                  <text:p text:style-name="P82"><text:span text:style-name="T82_1">Hug</text:span><text:span text:style-name="T82_2"><text:s/></text:span><text:span text:style-name="T82_3">your</text:span><text:span text:style-name="T82_4"><text:s/></text:span><text:span text:style-name="T82_5">nearby</text:span><text:span text:style-name="T82_6"><text:s/></text:span><text:span text:style-name="T82_7">TSE</text:span></text:p>
                </text:list-item>
              </text:list>
            </text:list-item>
          </text:list>
        </text:list-item>
      </text:list>
      <text:p text:style-name="P83"/>
      <text:p text:style-name="P84"/>
      <text:p text:style-name="P85"><text:span text:style-name="T85_1">Part</text:span><text:span text:style-name="T85_2"><text:s/>2:<text:s/></text:span><text:span text:style-name="T85_3">What</text:span><text:span text:style-name="T85_4"><text:s/></text:span><text:span text:style-name="T85_5">we</text:span><text:span text:style-name="T85_6"><text:s/></text:span><text:span text:style-name="T85_7">do</text:span><text:span text:style-name="T85_8"><text:s/></text:span><text:span text:style-name="T85_9">with</text:span><text:span text:style-name="T85_10"><text:s/></text:span><text:span text:style-name="T85_11">the</text:span><text:span text:style-name="T85_12"><text:s/></text:span><text:span text:style-name="T85_13">product</text:span></text:p>
      <text:p text:style-name="P86"/>
      <text:list text:style-name="LS1" xml:id="list73">
        <text:list-item>
          <text:p text:style-name="P87"><text:span text:style-name="T87_1">Note</text:span><text:span text:style-name="T87_2">:<text:s/></text:span><text:span text:style-name="T87_3">These</text:span><text:span text:style-name="T87_4"><text:s/></text:span><text:span text:style-name="T87_5">things</text:span><text:span text:style-name="T87_6"><text:s/></text:span><text:span text:style-name="T87_7">are</text:span><text:span text:style-name="T87_8"><text:s/></text:span><text:span text:style-name="T87_9">important</text:span><text:span text:style-name="T87_10">,<text:s/></text:span><text:span text:style-name="T87_11">but</text:span><text:span text:style-name="T87_12"><text:s/></text:span><text:span text:style-name="T87_13">not</text:span><text:span text:style-name="T87_14"><text:s/></text:span><text:span text:style-name="T87_15">to</text:span><text:span text:style-name="T87_16"><text:s/></text:span><text:span text:style-name="T87_17">a</text:span><text:span text:style-name="T87_18"><text:s/></text:span><text:span text:style-name="T87_19">SA</text:span><text:span text:style-name="T87_20">/</text:span><text:span text:style-name="T87_21">CE</text:span></text:p>
          <text:list>
            <text:list-item>
              <text:p text:style-name="P88"><text:span text:style-name="T88_1">Easy</text:span><text:span text:style-name="T88_2"><text:s/></text:span><text:span text:style-name="T88_3">to</text:span><text:span text:style-name="T88_4"><text:s/></text:span><text:span text:style-name="T88_5">use</text:span></text:p>
            </text:list-item>
            <text:list-item>
              <text:p text:style-name="P89"><text:span text:style-name="T89_1">Easy</text:span><text:span text:style-name="T89_2">(</text:span><text:span text:style-name="T89_3">ish</text:span><text:span text:style-name="T89_4">)<text:s/></text:span><text:span text:style-name="T89_5">to</text:span><text:span text:style-name="T89_6"><text:s/></text:span><text:span text:style-name="T89_7">scale</text:span><text:span text:style-name="T89_8"><text:s/>/<text:s/></text:span><text:span text:style-name="T89_9">HA</text:span></text:p>
            </text:list-item>
            <text:list-item>
              <text:p text:style-name="P90"><text:span text:style-name="T90_1">Developers</text:span><text:span text:style-name="T90_2"><text:s/></text:span><text:span text:style-name="T90_3">love</text:span><text:span text:style-name="T90_4"><text:s/></text:span><text:span text:style-name="T90_5">the</text:span><text:span text:style-name="T90_6"><text:s/></text:span><text:span text:style-name="T90_7">API</text:span></text:p>
            </text:list-item>
            <text:list-item>
              <text:p text:style-name="P91"><text:span text:style-name="T91_1">Agile</text:span></text:p>
            </text:list-item>
            <text:list-item>
              <text:p text:style-name="P92"><text:span text:style-name="T92_1">Security</text:span><text:span text:style-name="T92_2"><text:s/>(</text:span><text:span text:style-name="T92_3">finance</text:span><text:span text:style-name="T92_4">,<text:s/></text:span><text:span text:style-name="T92_5">government</text:span><text:span text:style-name="T92_6">)</text:span></text:p>
            </text:list-item>
          </text:list>
        </text:list-item>
        <text:list-item>
          <text:p text:style-name="P93"><text:span text:style-name="T93_1">Query</text:span><text:span text:style-name="T93_2"><text:s/></text:span><text:span text:style-name="T93_3">optimization</text:span></text:p>
          <text:list>
            <text:list-item>
              <text:p text:style-name="P94"><text:span text:style-name="T94_1">explain</text:span><text:span text:style-name="T94_2">()</text:span></text:p>
            </text:list-item>
            <text:list-item>
              <text:p text:style-name="P95"><text:span text:style-name="T95_1">add</text:span><text:span text:style-name="T95_2"><text:s/></text:span><text:span text:style-name="T95_3">missing</text:span><text:span text:style-name="T95_4"><text:s/></text:span><text:span text:style-name="T95_5">index</text:span></text:p>
            </text:list-item>
            <text:list-item>
              <text:p text:style-name="P96"><text:span text:style-name="T96_1">50%<text:s/></text:span><text:span text:style-name="T96_2">of</text:span><text:span text:style-name="T96_3"><text:s/></text:span><text:span text:style-name="T96_4">problems</text:span><text:span text:style-name="T96_5"><text:s/></text:span><text:span text:style-name="T96_6">are</text:span><text:span text:style-name="T96_7"><text:s/></text:span><text:span text:style-name="T96_8">this</text:span><text:span text:style-name="T96_9">!</text:span></text:p>
            </text:list-item>
            <text:list-item>
              <text:p text:style-name="P97"><text:span text:style-name="T97_1">MongoDB</text:span><text:span text:style-name="T97_2">:<text:s/></text:span><text:span text:style-name="T97_3">This</text:span><text:span text:style-name="T97_4"><text:s/></text:span><text:span text:style-name="T97_5">was</text:span><text:span text:style-name="T97_6"><text:s/></text:span><text:span text:style-name="T97_7">always</text:span><text:span text:style-name="T97_8"><text:s/></text:span><text:span text:style-name="T97_9">great</text:span><text:span text:style-name="T97_10"><text:s/></text:span><text:span text:style-name="T97_11">in</text:span><text:span text:style-name="T97_12"><text:s/></text:span><text:span text:style-name="T97_13">MongoDB</text:span><text:span text:style-name="T97_14">!</text:span></text:p>
            </text:list-item>
          </text:list>
        </text:list-item>
        <text:list-item>
          <text:p text:style-name="P98"><text:span text:style-name="T98_1">Joke</text:span><text:span text:style-name="T98_2"><text:s/></text:span><text:span text:style-name="T98_3">version</text:span><text:span text:style-name="T98_4">...</text:span></text:p>
          <text:list>
            <text:list-item>
              <text:p text:style-name="P99"><text:span text:style-name="T99_1">The</text:span><text:span text:style-name="T99_2"><text:s/></text:span><text:span text:style-name="T99_3">other</text:span><text:span text:style-name="T99_4"><text:s/>50%<text:s/></text:span><text:span text:style-name="T99_5">you</text:span><text:span text:style-name="T99_6"><text:s/></text:span><text:span text:style-name="T99_7">can</text:span><text:span text:style-name="T99_8"><text:s/></text:span><text:span text:style-name="T99_9">tell</text:span><text:span text:style-name="T99_10"><text:s/></text:span><text:span text:style-name="T99_11">them</text:span><text:span text:style-name="T99_12"><text:s/></text:span><text:span text:style-name="T99_13">they</text:span><text:span text:style-name="T99_14"><text:s/></text:span><text:span text:style-name="T99_15">should</text:span><text:span text:style-name="T99_16"><text:s/></text:span><text:span text:style-name="T99_17">buy</text:span><text:span text:style-name="T99_18"><text:s/></text:span><text:span text:style-name="T99_19">more</text:span><text:span text:style-name="T99_20"><text:s/></text:span><text:span text:style-name="T99_21">RAM</text:span></text:p>
            </text:list-item>
          </text:list>
        </text:list-item>
        <text:list-item>
          <text:p text:style-name="P100"><text:span text:style-name="T100_1">Application</text:span><text:span text:style-name="T100_2"><text:s/></text:span><text:span text:style-name="T100_3">level</text:span><text:span text:style-name="T100_4"><text:s/></text:span><text:span text:style-name="T100_5">changes</text:span></text:p>
          <text:list>
            <text:list-item>
              <text:p text:style-name="P101"><text:span text:style-name="T101_1">Story</text:span><text:span text:style-name="T101_2">:<text:s/></text:span><text:span text:style-name="T101_3">Oracle</text:span><text:span text:style-name="T101_4"><text:s/></text:span><text:span text:style-name="T101_5">DBA</text:span><text:span text:style-name="T101_6"><text:s/></text:span><text:span text:style-name="T101_7">buys</text:span><text:span text:style-name="T101_8"><text:s/></text:span><text:span text:style-name="T101_9">more</text:span><text:span text:style-name="T101_10"><text:s/></text:span><text:span text:style-name="T101_11">IOPS</text:span><text:span text:style-name="T101_12">,<text:s/></text:span><text:span text:style-name="T101_13">MySQL</text:span><text:span text:style-name="T101_14"><text:s/></text:span><text:span text:style-name="T101_15">DBA</text:span><text:span text:style-name="T101_16"><text:s/></text:span><text:span text:style-name="T101_17">refactors</text:span><text:span text:style-name="T101_18"><text:s/></text:span><text:span text:style-name="T101_19">your</text:span><text:span text:style-name="T101_20"><text:s/></text:span><text:span text:style-name="T101_21">application</text:span><text:span text:style-name="T101_22"><text:s/></text:span><text:span text:style-name="T101_23">code</text:span></text:p>
            </text:list-item>
          </text:list>
        </text:list-item>
        <text:list-item>
          <text:p text:style-name="P102"><text:span text:style-name="T102_1">MongoDB</text:span><text:span text:style-name="T102_2"><text:s/></text:span><text:span text:style-name="T102_3">specific</text:span><text:span text:style-name="T102_4"><text:s/></text:span><text:span text:style-name="T102_5">notes</text:span><text:span text:style-name="T102_6"><text:s/>(</text:span><text:span text:style-name="T102_7">my</text:span><text:span text:style-name="T102_8"><text:s/></text:span><text:span text:style-name="T102_9">gut</text:span><text:span text:style-name="T102_10"><text:s/></text:span><text:span text:style-name="T102_11">feeling</text:span><text:span text:style-name="T102_12">):</text:span></text:p>
          <text:list>
            <text:list-item>
              <text:p text:style-name="P103"><text:span text:style-name="T103_1">Index</text:span><text:span text:style-name="T103_2"><text:s/></text:span><text:span text:style-name="T103_3">tuning</text:span><text:span text:style-name="T103_4"><text:s/></text:span><text:span text:style-name="T103_5">still</text:span><text:span text:style-name="T103_6"><text:s/></text:span><text:span text:style-name="T103_7">a</text:span><text:span text:style-name="T103_8"><text:s/></text:span><text:span text:style-name="T103_9">thing</text:span><text:span text:style-name="T103_10">,<text:s/></text:span><text:span text:style-name="T103_11">but</text:span><text:span text:style-name="T103_12"><text:s/></text:span><text:span text:style-name="T103_13">maybe</text:span><text:span text:style-name="T103_14"><text:s/></text:span><text:span text:style-name="T103_15">less</text:span><text:span text:style-name="T103_16"><text:s/></text:span><text:span text:style-name="T103_17">than</text:span><text:span text:style-name="T103_18"><text:s/>50%.<text:s/></text:span><text:span text:style-name="T103_19">Possibly</text:span><text:span text:style-name="T103_20"><text:s/></text:span><text:span text:style-name="T103_21">document</text:span><text:span text:style-name="T103_22"><text:s/></text:span><text:span text:style-name="T103_23">based</text:span><text:span text:style-name="T103_24"><text:s/></text:span><text:span text:style-name="T103_25">model</text:span><text:span text:style-name="T103_26"><text:s/>+<text:s/></text:span><text:span text:style-name="T103_27">CRUD</text:span><text:span text:style-name="T103_28"><text:s/></text:span><text:span text:style-name="T103_29">is</text:span><text:span text:style-name="T103_30"><text:s/></text:span><text:span text:style-name="T103_31">easier</text:span><text:span text:style-name="T103_32"><text:s/></text:span><text:span text:style-name="T103_33">to</text:span><text:span text:style-name="T103_34"><text:s/></text:span><text:span text:style-name="T103_35">get</text:span><text:span text:style-name="T103_36"><text:s/></text:span><text:span text:style-name="T103_37">right</text:span><text:span text:style-name="T103_38">.</text:span></text:p>
            </text:list-item>
            <text:list-item>
              <text:p text:style-name="P104"><text:span text:style-name="T104_1">More</text:span><text:span text:style-name="T104_2"><text:s/></text:span><text:span text:style-name="T104_3">training</text:span><text:span text:style-name="T104_4"><text:s/></text:span><text:span text:style-name="T104_5">to</text:span><text:span text:style-name="T104_6"><text:s/></text:span><text:span text:style-name="T104_7">first</text:span><text:span text:style-name="T104_8"><text:s/></text:span><text:span text:style-name="T104_9">time</text:span><text:span text:style-name="T104_10"><text:s/></text:span><text:span text:style-name="T104_11">users</text:span></text:p>
            </text:list-item>
          </text:list>
        </text:list-item>
        <text:list-item>
          <text:p text:style-name="P105"><text:span text:style-name="T105_1">More</text:span><text:span text:style-name="T105_2"><text:s/></text:span><text:span text:style-name="T105_3">advanced</text:span><text:span text:style-name="T105_4"><text:s/></text:span><text:span text:style-name="T105_5">index</text:span><text:span text:style-name="T105_6"><text:s/></text:span><text:span text:style-name="T105_7">strategies</text:span></text:p>
          <text:list>
            <text:list-item>
              <text:p text:style-name="P106"><text:span text:style-name="T106_1">Compound</text:span><text:span text:style-name="T106_2"><text:s/></text:span><text:span text:style-name="T106_3">primary</text:span><text:span text:style-name="T106_4"><text:s/></text:span><text:span text:style-name="T106_5">key</text:span></text:p>
            </text:list-item>
            <text:list-item>
              <text:p text:style-name="P107"><text:span text:style-name="T107_1">Clustered</text:span><text:span text:style-name="T107_2"><text:s/></text:span><text:span text:style-name="T107_3">primary</text:span><text:span text:style-name="T107_4"><text:s/></text:span><text:span text:style-name="T107_5">key</text:span></text:p>
              <text:list>
                <text:list-item>
                  <text:p text:style-name="P108"><text:span text:style-name="T108_1">Not</text:span><text:span text:style-name="T108_2"><text:s/></text:span><text:span text:style-name="T108_3">to</text:span><text:span text:style-name="T108_4"><text:s/></text:span><text:span text:style-name="T108_5">mention</text:span><text:span text:style-name="T108_6"><text:s/></text:span><text:span text:style-name="T108_7">clustered</text:span><text:span text:style-name="T108_8"><text:s/></text:span><text:span text:style-name="T108_9">secondary</text:span><text:span text:style-name="T108_10"><text:s/></text:span><text:span text:style-name="T108_11">keys</text:span><text:span text:style-name="T108_12"><text:s/>(</text:span><text:span text:style-name="T108_13">Tokutek</text:span><text:span text:style-name="T108_14">)</text:span></text:p>
                </text:list-item>
                <text:list-item>
                  <text:p text:style-name="P109"><text:span text:style-name="T109_1">For</text:span><text:span text:style-name="T109_2"><text:s/></text:span><text:span text:style-name="T109_3">a</text:span><text:span text:style-name="T109_4"><text:s/></text:span><text:span text:style-name="T109_5">document</text:span><text:span text:style-name="T109_6"><text:s/></text:span><text:span text:style-name="T109_7">database</text:span><text:span text:style-name="T109_8"><text:s/></text:span><text:span text:style-name="T109_9">clustered</text:span><text:span text:style-name="T109_10"><text:s/></text:span><text:span text:style-name="T109_11">keys</text:span><text:span text:style-name="T109_12"><text:s/></text:span><text:span text:style-name="T109_13">have</text:span><text:span text:style-name="T109_14"><text:s/></text:span><text:span text:style-name="T109_15">an</text:span><text:span text:style-name="T109_16"><text:s/></text:span><text:span text:style-name="T109_17">advantage</text:span><text:span text:style-name="T109_18"><text:s/></text:span><text:span text:style-name="T109_19">over</text:span><text:span text:style-name="T109_20"><text:s/></text:span><text:span text:style-name="T109_21">covering</text:span><text:span text:style-name="T109_22"><text:s/></text:span><text:span text:style-name="T109_23">keys</text:span><text:span text:style-name="T109_24">:<text:s/></text:span><text:span text:style-name="T109_25">it</text:span><text:span text:style-name="T109_26">'</text:span><text:span text:style-name="T109_27">s</text:span><text:span text:style-name="T109_28"><text:s/></text:span><text:span text:style-name="T109_29">the</text:span><text:span text:style-name="T109_30"><text:s/></text:span><text:span text:style-name="T109_31">only</text:span><text:span text:style-name="T109_32"><text:s/></text:span><text:span text:style-name="T109_33">way</text:span><text:span text:style-name="T109_34"><text:s/></text:span><text:span text:style-name="T109_35">of</text:span><text:span text:style-name="T109_36"><text:s/></text:span><text:span text:style-name="T109_37">knowing</text:span><text:span text:style-name="T109_38"><text:s/></text:span><text:span text:style-name="T109_39">all</text:span><text:span text:style-name="T109_40"><text:s/></text:span><text:span text:style-name="T109_41">fields</text:span><text:span text:style-name="T109_42"><text:s/></text:span><text:span text:style-name="T109_43">are</text:span><text:span text:style-name="T109_44"><text:s/></text:span><text:span text:style-name="T109_45">in</text:span><text:span text:style-name="T109_46"><text:s/></text:span><text:span text:style-name="T109_47">the</text:span><text:span text:style-name="T109_48"><text:s/></text:span><text:span text:style-name="T109_49">index</text:span><text:span text:style-name="T109_50">.</text:span></text:p>
                </text:list-item>
              </text:list>
            </text:list-item>
            <text:list-item>
              <text:p text:style-name="P110"><text:span text:style-name="T110_1">Covering</text:span><text:span text:style-name="T110_2"><text:s/></text:span><text:span text:style-name="T110_3">indexes</text:span></text:p>
              <text:list>
                <text:list-item>
                  <text:p text:style-name="P111"><text:span text:style-name="T111_1">Note</text:span><text:span text:style-name="T111_2">:<text:s/></text:span><text:span text:style-name="T111_3">Must</text:span><text:span text:style-name="T111_4"><text:s/></text:span><text:span text:style-name="T111_5">include</text:span><text:span text:style-name="T111_6"><text:s/></text:span><text:span text:style-name="T111_7">shard</text:span><text:span text:style-name="T111_8"><text:s/></text:span><text:span text:style-name="T111_9">key</text:span><text:span text:style-name="T111_10"><text:s/></text:span><text:span text:style-name="T111_11">to</text:span><text:span text:style-name="T111_12"><text:s/></text:span><text:span text:style-name="T111_13">work</text:span><text:span text:style-name="T111_14">!</text:span></text:p>
                </text:list-item>
              </text:list>
            </text:list-item>
          </text:list>
        </text:list-item>
        <text:list-item>
          <text:p text:style-name="P112"><text:span text:style-name="T112_1">Different</text:span><text:span text:style-name="T112_2"><text:s/></text:span><text:span text:style-name="T112_3">database</text:span><text:span text:style-name="T112_4"><text:s/></text:span><text:span text:style-name="T112_5">products</text:span><text:span text:style-name="T112_6"><text:s/>/<text:s/></text:span><text:span text:style-name="T112_7">engines</text:span></text:p>
          <text:list>
            <text:list-item>
              <text:p text:style-name="P113"><text:span text:style-name="T113_1">Right</text:span><text:span text:style-name="T113_2"><text:s/></text:span><text:span text:style-name="T113_3">tool</text:span><text:span text:style-name="T113_4"><text:s/></text:span><text:span text:style-name="T113_5">for</text:span><text:span text:style-name="T113_6"><text:s/></text:span><text:span text:style-name="T113_7">the</text:span><text:span text:style-name="T113_8"><text:s/></text:span><text:span text:style-name="T113_9">right</text:span><text:span text:style-name="T113_10"><text:s/></text:span><text:span text:style-name="T113_11">job</text:span></text:p>
            </text:list-item>
            <text:list-item>
              <text:p text:style-name="P114"><text:span text:style-name="T114_1">Storage</text:span><text:span text:style-name="T114_2"><text:s/></text:span><text:span text:style-name="T114_3">engines</text:span><text:span text:style-name="T114_4"><text:s/></text:span><text:span text:style-name="T114_5">is</text:span><text:span text:style-name="T114_6"><text:s/></text:span><text:span text:style-name="T114_7">a</text:span><text:span text:style-name="T114_8"><text:s/></text:span><text:span text:style-name="T114_9">powerful</text:span><text:span text:style-name="T114_10"><text:s/></text:span><text:span text:style-name="T114_11">concept</text:span><text:span text:style-name="T114_12">:<text:s/></text:span><text:span text:style-name="T114_13">separates</text:span><text:span text:style-name="T114_14"><text:s/></text:span><text:span text:style-name="T114_15">client</text:span><text:span text:style-name="T114_16"><text:s/></text:span><text:span text:style-name="T114_17">API</text:span><text:span text:style-name="T114_18"><text:s/></text:span><text:span text:style-name="T114_19">vs</text:span><text:span text:style-name="T114_20"><text:s/></text:span><text:span text:style-name="T114_21">DB</text:span><text:span text:style-name="T114_22"><text:s/></text:span><text:span text:style-name="T114_23">science</text:span></text:p>
            </text:list-item>
          </text:list>
        </text:list-item>
        <text:list-item>
          <text:p text:style-name="P115"><text:span text:style-name="T115_1">#</text:span><text:span text:style-name="T115_2">MonitoringLove</text:span></text:p>
          <text:list>
            <text:list-item>
              <text:p text:style-name="P116"><text:span text:style-name="T116_1">Travel</text:span><text:span text:style-name="T116_2"><text:s/></text:span><text:span text:style-name="T116_3">lightly</text:span></text:p>
              <text:list>
                <text:list-item>
                  <text:p text:style-name="P117"><text:span text:style-name="T117_1">mtools</text:span><text:span text:style-name="T117_2">,<text:s/></text:span><text:span text:style-name="T117_3">timeseries</text:span><text:span text:style-name="T117_4">.</text:span><text:span text:style-name="T117_5">py</text:span></text:p>
                </text:list-item>
              </text:list>
            </text:list-item>
            <text:list-item>
              <text:p text:style-name="P118"><text:span text:style-name="T118_1">Ops</text:span><text:span text:style-name="T118_2"><text:s/></text:span><text:span text:style-name="T118_3">Manager</text:span><text:span text:style-name="T118_4">?</text:span></text:p>
              <text:list>
                <text:list-item>
                  <text:p text:style-name="P119"><text:span text:style-name="T119_1">Typically</text:span><text:span text:style-name="T119_2"><text:s/></text:span><text:span text:style-name="T119_3">don</text:span><text:span text:style-name="T119_4">'</text:span><text:span text:style-name="T119_5">t</text:span><text:span text:style-name="T119_6"><text:s/></text:span><text:span text:style-name="T119_7">have</text:span><text:span text:style-name="T119_8"><text:s/></text:span><text:span text:style-name="T119_9">root</text:span><text:span text:style-name="T119_10"><text:s/></text:span><text:span text:style-name="T119_11">access</text:span></text:p>
                </text:list-item>
                <text:list-item>
                  <text:p text:style-name="P120"><text:span text:style-name="T120_1">Takes</text:span><text:span text:style-name="T120_2"><text:s/></text:span><text:span text:style-name="T120_3">too</text:span><text:span text:style-name="T120_4"><text:s/></text:span><text:span text:style-name="T120_5">much</text:span><text:span text:style-name="T120_6"><text:s/></text:span><text:span text:style-name="T120_7">time</text:span><text:span text:style-name="T120_8"><text:s/></text:span><text:span text:style-name="T120_9">and</text:span><text:span text:style-name="T120_10"><text:s/></text:span><text:span text:style-name="T120_11">HW</text:span><text:span text:style-name="T120_12"><text:s/></text:span><text:span text:style-name="T120_13">to</text:span><text:span text:style-name="T120_14"><text:s/></text:span><text:span text:style-name="T120_15">install</text:span><text:span text:style-name="T120_16"><text:s/></text:span><text:span text:style-name="T120_17">for</text:span><text:span text:style-name="T120_18"><text:s/></text:span><text:span text:style-name="T120_19">a</text:span><text:span text:style-name="T120_20"><text:s/>2-3<text:s/></text:span><text:span text:style-name="T120_21">day</text:span><text:span text:style-name="T120_22"><text:s/></text:span><text:span text:style-name="T120_23">engagement</text:span></text:p>
                </text:list-item>
                <text:list-item>
                  <text:p text:style-name="P121"><text:span text:style-name="T121_1">Sampling</text:span><text:span text:style-name="T121_2"><text:s/></text:span><text:span text:style-name="T121_3">granularity</text:span><text:span text:style-name="T121_4"><text:s/></text:span><text:span text:style-name="T121_5">mostly</text:span><text:span text:style-name="T121_6"><text:s/></text:span><text:span text:style-name="T121_7">too</text:span><text:span text:style-name="T121_8"><text:s/></text:span><text:span text:style-name="T121_9">sparse</text:span><text:span text:style-name="T121_10"><text:s/></text:span><text:span text:style-name="T121_11">for</text:span><text:span text:style-name="T121_12"><text:s/></text:span><text:span text:style-name="T121_13">real</text:span><text:span text:style-name="T121_14"><text:s/></text:span><text:span text:style-name="T121_15">troubleshooting</text:span></text:p>
                </text:list-item>
              </text:list>
            </text:list-item>
            <text:list-item>
              <text:p text:style-name="P122"><text:span text:style-name="T122_1">mongod</text:span><text:span text:style-name="T122_2"><text:s/></text:span><text:span text:style-name="T122_3">has</text:span><text:span text:style-name="T122_4"><text:s/></text:span><text:span text:style-name="T122_5">always</text:span><text:span text:style-name="T122_6"><text:s/></text:span><text:span text:style-name="T122_7">been</text:span><text:span text:style-name="T122_8"><text:s/></text:span><text:span text:style-name="T122_9">good</text:span><text:span text:style-name="T122_10"><text:s/></text:span><text:span text:style-name="T122_11">at</text:span><text:span text:style-name="T122_12"><text:s/></text:span><text:span text:style-name="T122_13">providing</text:span><text:span text:style-name="T122_14"><text:s/></text:span><text:span text:style-name="T122_15">metrics</text:span><text:span text:style-name="T122_16">!</text:span></text:p>
            </text:list-item>
          </text:list>
        </text:list-item>
        <text:list-item>
          <text:p text:style-name="P123"><text:span text:style-name="T123_1">Things</text:span><text:span text:style-name="T123_2"><text:s/></text:span><text:span text:style-name="T123_3">that</text:span><text:span text:style-name="T123_4"><text:s/></text:span><text:span text:style-name="T123_5">are</text:span><text:span text:style-name="T123_6"><text:s/></text:span><text:span text:style-name="T123_7">NOT</text:span><text:span text:style-name="T123_8"><text:s/></text:span><text:span text:style-name="T123_9">important</text:span></text:p>
          <text:list>
            <text:list-item>
              <text:p text:style-name="P124"><text:span text:style-name="T124_1">Performance</text:span><text:span text:style-name="T124_2"><text:s/></text:span><text:span text:style-name="T124_3">for</text:span><text:span text:style-name="T124_4"><text:s/>3.2<text:s/></text:span><text:span text:style-name="T124_5">improved</text:span><text:span text:style-name="T124_6"><text:s/>2</text:span><text:span text:style-name="T124_7">x</text:span><text:span text:style-name="T124_8"><text:s/>(</text:span><text:span text:style-name="T124_9">on</text:span><text:span text:style-name="T124_10"><text:s/></text:span><text:span text:style-name="T124_11">a</text:span><text:span text:style-name="T124_12"><text:s/></text:span><text:span text:style-name="T124_13">standalone</text:span><text:span text:style-name="T124_14"><text:s/></text:span><text:span text:style-name="T124_15">instance</text:span><text:span text:style-name="T124_16"><text:s/></text:span><text:span text:style-name="T124_17">without</text:span><text:span text:style-name="T124_18"><text:s/></text:span><text:span text:style-name="T124_19">oplog</text:span><text:span text:style-name="T124_20">)</text:span></text:p>
              <text:list>
                <text:list-item>
                  <text:p text:style-name="P125"><text:span text:style-name="T125_1">&gt;99%<text:s/></text:span><text:span text:style-name="T125_2">of</text:span><text:span text:style-name="T125_3"><text:s/></text:span><text:span text:style-name="T125_4">users</text:span><text:span text:style-name="T125_5"><text:s/></text:span><text:span text:style-name="T125_6">use</text:span><text:span text:style-name="T125_7"><text:s/></text:span><text:span text:style-name="T125_8">replication</text:span></text:p>
                </text:list-item>
              </text:list>
            </text:list-item>
            <text:list-item>
              <text:p text:style-name="P126"><text:span text:style-name="T126_1">Most</text:span><text:span text:style-name="T126_2"><text:s/></text:span><text:span text:style-name="T126_3">users</text:span><text:span text:style-name="T126_4"><text:s/></text:span><text:span text:style-name="T126_5">DON</text:span><text:span text:style-name="T126_6">'</text:span><text:span text:style-name="T126_7">T</text:span><text:span text:style-name="T126_8"><text:s/></text:span><text:span text:style-name="T126_9">use</text:span><text:span text:style-name="T126_10"><text:s/></text:span><text:span text:style-name="T126_11">sharding</text:span></text:p>
              <text:list>
                <text:list-item>
                  <text:p text:style-name="P127"><text:span text:style-name="T127_1">But</text:span><text:span text:style-name="T127_2"><text:s/></text:span><text:span text:style-name="T127_3">they</text:span><text:span text:style-name="T127_4"><text:s/></text:span><text:span text:style-name="T127_5">feel</text:span><text:span text:style-name="T127_6"><text:s/></text:span><text:span text:style-name="T127_7">good</text:span><text:span text:style-name="T127_8"><text:s/></text:span><text:span text:style-name="T127_9">knowing</text:span><text:span text:style-name="T127_10"><text:s/></text:span><text:span text:style-name="T127_11">that</text:span><text:span text:style-name="T127_12"><text:s/></text:span><text:span text:style-name="T127_13">they</text:span><text:span text:style-name="T127_14"><text:s/></text:span><text:span text:style-name="T127_15">can</text:span><text:span text:style-name="T127_16"><text:s/></text:span><text:span text:style-name="T127_17">if</text:span><text:span text:style-name="T127_18"><text:s/></text:span><text:span text:style-name="T127_19">they</text:span><text:span text:style-name="T127_20"><text:s/></text:span><text:span text:style-name="T127_21">have</text:span><text:span text:style-name="T127_22"><text:s/></text:span><text:span text:style-name="T127_23">to</text:span></text:p>
                </text:list-item>
              </text:list>
            </text:list-item>
            <text:list-item>
              <text:p text:style-name="P128"><text:span text:style-name="T128_1">CPU</text:span><text:span text:style-name="T128_2"><text:s/></text:span><text:span text:style-name="T128_3">bound</text:span><text:span text:style-name="T128_4"><text:s/></text:span><text:span text:style-name="T128_5">benchmarking</text:span></text:p>
              <text:list>
                <text:list-item>
                  <text:p text:style-name="P129"><text:span text:style-name="T129_1">Math</text:span><text:span text:style-name="T129_2"><text:s/></text:span><text:span text:style-name="T129_3">in</text:span><text:span text:style-name="T129_4"><text:s/></text:span><text:span text:style-name="T129_5">aggregation</text:span><text:span text:style-name="T129_6"><text:s/></text:span><text:span text:style-name="T129_7">framework</text:span><text:span text:style-name="T129_8"><text:s/></text:span><text:span text:style-name="T129_9">would</text:span><text:span text:style-name="T129_10"><text:s/></text:span><text:span text:style-name="T129_11">be</text:span><text:span text:style-name="T129_12"><text:s/></text:span><text:span text:style-name="T129_13">an</text:span><text:span text:style-name="T129_14"><text:s/></text:span><text:span text:style-name="T129_15">exception</text:span><text:span text:style-name="T129_16">,<text:s/></text:span><text:span text:style-name="T129_17">but</text:span><text:span text:style-name="T129_18"><text:s/></text:span><text:span text:style-name="T129_19">I</text:span><text:span text:style-name="T129_20"><text:s/></text:span><text:span text:style-name="T129_21">doubt</text:span><text:span text:style-name="T129_22"><text:s/></text:span><text:span text:style-name="T129_23">we</text:span><text:span text:style-name="T129_24">'</text:span><text:span text:style-name="T129_25">re</text:span><text:span text:style-name="T129_26"><text:s/></text:span><text:span text:style-name="T129_27">at</text:span><text:span text:style-name="T129_28"><text:s/></text:span><text:span text:style-name="T129_29">that</text:span><text:span text:style-name="T129_30"><text:s/></text:span><text:span text:style-name="T129_31">level</text:span><text:span text:style-name="T129_32"><text:s/></text:span><text:span text:style-name="T129_33">yet</text:span><text:span text:style-name="T129_34">!</text:span></text:p>
                </text:list-item>
              </text:list>
            </text:list-item>
          </text:list>
        </text:list-item>
        <text:list-item>
          <text:p text:style-name="P130"><text:span text:style-name="T130_1">Things</text:span><text:span text:style-name="T130_2"><text:s/></text:span><text:span text:style-name="T130_3">that</text:span><text:span text:style-name="T130_4"><text:s/></text:span><text:span text:style-name="T130_5">are</text:span><text:span text:style-name="T130_6"><text:s/></text:span><text:span text:style-name="T130_7">important</text:span></text:p>
          <text:list>
            <text:list-item>
              <text:p text:style-name="P131"><text:span text:style-name="T131_1">Upgrade</text:span><text:span text:style-name="T131_2"><text:s/></text:span><text:span text:style-name="T131_3">incompatibilities</text:span></text:p>
            </text:list-item>
            <text:list-item>
              <text:p text:style-name="P132"><text:span text:style-name="T132_1">Online</text:span><text:span text:style-name="T132_2"><text:s/></text:span><text:span text:style-name="T132_3">upgrades</text:span></text:p>
            </text:list-item>
            <text:list-item>
              <text:p text:style-name="P133"><text:span text:style-name="T133_1">Stable</text:span><text:span text:style-name="T133_2"><text:s/></text:span><text:span text:style-name="T133_3">performance</text:span><text:span text:style-name="T133_4"><text:s/></text:span><text:span text:style-name="T133_5">is</text:span><text:span text:style-name="T133_6"><text:s/></text:span><text:span text:style-name="T133_7">more</text:span><text:span text:style-name="T133_8"><text:s/></text:span><text:span text:style-name="T133_9">important</text:span><text:span text:style-name="T133_10"><text:s/></text:span><text:span text:style-name="T133_11">than</text:span><text:span text:style-name="T133_12"><text:s/></text:span><text:span text:style-name="T133_13">top</text:span><text:span text:style-name="T133_14"><text:s/></text:span><text:span text:style-name="T133_15">performance</text:span></text:p>
              <text:list>
                <text:list-item>
                  <text:p text:style-name="P134"><text:span text:style-name="T134_1">aka</text:span><text:span text:style-name="T134_2"><text:s/></text:span><text:span text:style-name="T134_3">No</text:span><text:span text:style-name="T134_4"><text:s/></text:span><text:span text:style-name="T134_5">Suprises</text:span></text:p>
                </text:list-item>
              </text:list>
            </text:list-item>
            <text:list-item>
              <text:p text:style-name="P135"><text:span text:style-name="T135_1">Backups</text:span></text:p>
            </text:list-item>
            <text:list-item>
              <text:p text:style-name="P136"><text:span text:style-name="T136_1">Would</text:span><text:span text:style-name="T136_2"><text:s/></text:span><text:span text:style-name="T136_3">be</text:span><text:span text:style-name="T136_4"><text:s/></text:span><text:span text:style-name="T136_5">nice</text:span><text:span text:style-name="T136_6"><text:s/></text:span><text:span text:style-name="T136_7">if</text:span><text:span text:style-name="T136_8"><text:s/></text:span><text:span text:style-name="T136_9">find</text:span><text:span text:style-name="T136_10">()<text:s/></text:span><text:span text:style-name="T136_11">and</text:span><text:span text:style-name="T136_12"><text:s/></text:span><text:span text:style-name="T136_13">aggregate</text:span><text:span text:style-name="T136_14">()<text:s/></text:span><text:span text:style-name="T136_15">supported</text:span><text:span text:style-name="T136_16"><text:s/></text:span><text:span text:style-name="T136_17">the</text:span><text:span text:style-name="T136_18"><text:s/></text:span><text:span text:style-name="T136_19">same</text:span><text:span text:style-name="T136_20"><text:s/></text:span><text:span text:style-name="T136_21">operators</text:span></text:p>
            </text:list-item>
          </text:list>
        </text:list-item>
        <text:list-item>
          <text:p text:style-name="P137"><text:span text:style-name="T137_1">What</text:span><text:span text:style-name="T137_2"><text:s/></text:span><text:span text:style-name="T137_3">do</text:span><text:span text:style-name="T137_4"><text:s/></text:span><text:span text:style-name="T137_5">I</text:span><text:span text:style-name="T137_6"><text:s/></text:span><text:span text:style-name="T137_7">fear</text:span></text:p>
          <text:list>
            <text:list-item>
              <text:p text:style-name="P138"><text:span text:style-name="T138_1">When</text:span><text:span text:style-name="T138_2"><text:s/></text:span><text:span text:style-name="T138_3">I</text:span><text:span text:style-name="T138_4"><text:s/></text:span><text:span text:style-name="T138_5">can</text:span><text:span text:style-name="T138_6">'</text:span><text:span text:style-name="T138_7">t</text:span><text:span text:style-name="T138_8"><text:s/></text:span><text:span text:style-name="T138_9">solve</text:span><text:span text:style-name="T138_10"><text:s/></text:span><text:span text:style-name="T138_11">a</text:span><text:span text:style-name="T138_12"><text:s/></text:span><text:span text:style-name="T138_13">problem</text:span><text:span text:style-name="T138_14"><text:s/></text:span><text:span text:style-name="T138_15">with</text:span><text:span text:style-name="T138_16"><text:s/></text:span><text:span text:style-name="T138_17">configuration</text:span><text:span text:style-name="T138_18"><text:s/>/<text:s/></text:span><text:span text:style-name="T138_19">application</text:span><text:span text:style-name="T138_20"><text:s/></text:span><text:span text:style-name="T138_21">change</text:span></text:p>
              <text:list>
                <text:list-item>
                  <text:p text:style-name="P139"><text:span text:style-name="T139_1">Note</text:span><text:span text:style-name="T139_2">:<text:s/></text:span><text:span text:style-name="T139_3">undocumented</text:span><text:span text:style-name="T139_4"><text:s/></text:span><text:span text:style-name="T139_5">config</text:span><text:span text:style-name="T139_6"><text:s/></text:span><text:span text:style-name="T139_7">option</text:span><text:span text:style-name="T139_8"><text:s/></text:span><text:span text:style-name="T139_9">is</text:span><text:span text:style-name="T139_10"><text:s/></text:span><text:span text:style-name="T139_11">better</text:span><text:span text:style-name="T139_12"><text:s/></text:span><text:span text:style-name="T139_13">than</text:span><text:span text:style-name="T139_14"><text:s/></text:span><text:span text:style-name="T139_15">no</text:span><text:span text:style-name="T139_16"><text:s/></text:span><text:span text:style-name="T139_17">configurability</text:span><text:span text:style-name="T139_18">.</text:span><text:span text:style-name="T139_19"><text:s/></text:span></text:p>
                  <text:list>
                    <text:list-item>
                      <text:p text:style-name="P140"><text:span text:style-name="T140_1">Our</text:span><text:span text:style-name="T140_2"><text:s/></text:span><text:span text:style-name="T140_3">WT</text:span><text:span text:style-name="T140_4"><text:s/></text:span><text:span text:style-name="T140_5">integration</text:span><text:span text:style-name="T140_6"><text:s/></text:span><text:span text:style-name="T140_7">is</text:span><text:span text:style-name="T140_8"><text:s/></text:span><text:span text:style-name="T140_9">cool</text:span><text:span text:style-name="T140_10"><text:s/></text:span><text:span text:style-name="T140_11">in</text:span><text:span text:style-name="T140_12"><text:s/></text:span><text:span text:style-name="T140_13">this</text:span><text:span text:style-name="T140_14"><text:s/></text:span><text:span text:style-name="T140_15">regard</text:span><text:span text:style-name="T140_16">!</text:span></text:p>
                    </text:list-item>
                  </text:list>
                </text:list-item>
              </text:list>
            </text:list-item>
            <text:list-item>
              <text:p text:style-name="P141"><text:span text:style-name="T141_1">Backwards</text:span><text:span text:style-name="T141_2"><text:s/></text:span><text:span text:style-name="T141_3">incompatibility</text:span><text:span text:style-name="T141_4"><text:s/></text:span><text:span text:style-name="T141_5">in</text:span><text:span text:style-name="T141_6"><text:s/></text:span><text:span text:style-name="T141_7">new</text:span><text:span text:style-name="T141_8"><text:s/></text:span><text:span text:style-name="T141_9">release</text:span><text:span text:style-name="T141_10">:<text:s/></text:span><text:span text:style-name="T141_11">It</text:span><text:span text:style-name="T141_12"><text:s/></text:span><text:span text:style-name="T141_13">used</text:span><text:span text:style-name="T141_14"><text:s/></text:span><text:span text:style-name="T141_15">to</text:span><text:span text:style-name="T141_16"><text:s/></text:span><text:span text:style-name="T141_17">work</text:span><text:span text:style-name="T141_18">,<text:s/></text:span><text:span text:style-name="T141_19">now</text:span><text:span text:style-name="T141_20"><text:s/></text:span><text:span text:style-name="T141_21">it</text:span><text:span text:style-name="T141_22"><text:s/></text:span><text:span text:style-name="T141_23">doesn</text:span><text:span text:style-name="T141_24">'</text:span><text:span text:style-name="T141_25">t</text:span><text:span text:style-name="T141_26">.</text:span></text:p>
            </text:list-item>
            <text:list-item>
              <text:p text:style-name="P142"><text:span text:style-name="T142_1">Democratic</text:span><text:span text:style-name="T142_2"><text:s/></text:span><text:span text:style-name="T142_3">decision</text:span><text:span text:style-name="T142_4"><text:s/></text:span><text:span text:style-name="T142_5">making</text:span><text:span text:style-name="T142_6">:<text:s/></text:span><text:span text:style-name="T142_7">I</text:span><text:span text:style-name="T142_8">'</text:span><text:span text:style-name="T142_9">m</text:span><text:span text:style-name="T142_10"><text:s/></text:span><text:span text:style-name="T142_11">an</text:span><text:span text:style-name="T142_12"><text:s/></text:span><text:span text:style-name="T142_13">expert</text:span><text:span text:style-name="T142_14">.<text:s/></text:span><text:span text:style-name="T142_15">Sometimes</text:span><text:span text:style-name="T142_16"><text:s/></text:span><text:span text:style-name="T142_17">the</text:span><text:span text:style-name="T142_18"><text:s/></text:span><text:span text:style-name="T142_19">majority</text:span><text:span text:style-name="T142_20"><text:s/></text:span><text:span text:style-name="T142_21">is</text:span><text:span text:style-name="T142_22"><text:s/></text:span><text:span text:style-name="T142_23">wrong</text:span><text:span text:style-name="T142_24">.<text:s/></text:span><text:span text:style-name="T142_25">Trust</text:span><text:span text:style-name="T142_26"><text:s/></text:span><text:span text:style-name="T142_27">me</text:span><text:span text:style-name="T142_28">.</text:span></text:p>
            </text:list-item>
          </text:list>
        </text:list-item>
        <text:list-item>
          <text:p text:style-name="P143"><text:span text:style-name="T143_1">Special</text:span><text:span text:style-name="T143_2"><text:s/></text:span><text:span text:style-name="T143_3">thanks</text:span><text:span text:style-name="T143_4"><text:s/></text:span><text:span text:style-name="T143_5">to</text:span></text:p>
          <text:list>
            <text:list-item>
              <text:p text:style-name="P144"><text:span text:style-name="T144_1">Those</text:span><text:span text:style-name="T144_2"><text:s/></text:span><text:span text:style-name="T144_3">writing</text:span><text:span text:style-name="T144_4"><text:s/></text:span><text:span text:style-name="T144_5">the</text:span><text:span text:style-name="T144_6"><text:s/></text:span><text:span text:style-name="T144_7">MongoDB</text:span><text:span text:style-name="T144_8"><text:s/></text:span><text:span text:style-name="T144_9">manual</text:span><text:span text:style-name="T144_10">.<text:s/></text:span><text:span text:style-name="T144_11">I</text:span><text:span text:style-name="T144_12">'</text:span><text:span text:style-name="T144_13">m</text:span><text:span text:style-name="T144_14"><text:s/></text:span><text:span text:style-name="T144_15">a</text:span><text:span text:style-name="T144_16"><text:s/></text:span><text:span text:style-name="T144_17">heavy</text:span><text:span text:style-name="T144_18"><text:s/></text:span><text:span text:style-name="T144_19">user</text:span><text:span text:style-name="T144_20">!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